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827in"/>
    </style:style>
    <style:style style:name="co2" style:family="table-column">
      <style:table-column-properties fo:break-before="auto" style:column-width="0.948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2"/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PDF_TEST" table:style-name="ta1">
        <table:shapes>
          <draw:frame draw:z-index="0" draw:style-name="gr1" svg:width="6.2398in" svg:height="3.3705in" svg:x="2.3079in" svg:y="0.978in">
            <draw:object draw:notify-on-update-of-ranges="PDF_TEST.A1:PDF_TEST.A782 PDF_TEST.B1:PDF_TEST.B7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10">
            <text:p>10</text:p>
          </table:table-cell>
          <table:table-cell office:value-type="float" office:value="0.180731">
            <text:p>0.180731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17431">
            <text:p>0.117431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11868">
            <text:p>0.111868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748692">
            <text:p>0.074869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62123">
            <text:p>0.062123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576599">
            <text:p>0.0576599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441645">
            <text:p>0.0441645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376102">
            <text:p>0.037610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339076">
            <text:p>0.0339076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288276">
            <text:p>0.0288276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3502">
            <text:p>0.023502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204915">
            <text:p>0.020491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17856">
            <text:p>0.017856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150612">
            <text:p>0.0150612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135888">
            <text:p>0.0135888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114048">
            <text:p>0.0114048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113335">
            <text:p>0.011333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954126">
            <text:p>0.0095412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887762">
            <text:p>0.0088776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804891">
            <text:p>0.0080489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682275">
            <text:p>0.0068227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648052">
            <text:p>0.0064805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599901">
            <text:p>0.005999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546609">
            <text:p>0.0054660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467372">
            <text:p>0.0046737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437891">
            <text:p>0.0043789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400557">
            <text:p>0.0040055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391927">
            <text:p>0.0039192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345626">
            <text:p>0.003456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33292">
            <text:p>0.0033292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298095">
            <text:p>0.0029809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289153">
            <text:p>0.0028915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259937">
            <text:p>0.0025993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248842">
            <text:p>0.0024884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22417">
            <text:p>0.0022417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206816">
            <text:p>0.0020681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205428">
            <text:p>0.0020542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180873">
            <text:p>0.001808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179319">
            <text:p>0.0017931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168598">
            <text:p>0.0016859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57984">
            <text:p>0.0015798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1463">
            <text:p>0.001463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138708">
            <text:p>0.0013870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128564">
            <text:p>0.0012856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0126733">
            <text:p>0.0012673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120188">
            <text:p>0.0012018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112554">
            <text:p>0.0011255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0104132">
            <text:p>0.0010413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0100592">
            <text:p>0.0010059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0094323">
            <text:p>0.0009432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886102">
            <text:p>0.0008861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085496">
            <text:p>0.0008549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00838489">
            <text:p>0.0008384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00779677">
            <text:p>0.0007796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757243">
            <text:p>0.0007572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00726777">
            <text:p>0.0007267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00670731">
            <text:p>0.0006707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00656353">
            <text:p>0.0006563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00634431">
            <text:p>0.0006344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00588026">
            <text:p>0.0005880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582703">
            <text:p>0.000582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00549891">
            <text:p>0.0005498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0052762">
            <text:p>0.0005276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00499119">
            <text:p>0.000499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00480759">
            <text:p>0.0004807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00465784">
            <text:p>0.0004657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00452245">
            <text:p>0.0004522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00433321">
            <text:p>0.0004333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00407605">
            <text:p>0.0004076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00398234">
            <text:p>0.0003982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385926">
            <text:p>0.0003859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00365609">
            <text:p>0.0003656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0035703">
            <text:p>0.0003570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00348945">
            <text:p>0.0003489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00329177">
            <text:p>0.0003291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00317137">
            <text:p>0.0003171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00313044">
            <text:p>0.0003130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00301327">
            <text:p>0.0003013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00286463">
            <text:p>0.0002864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00278219">
            <text:p>0.0002782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269948">
            <text:p>0.0002699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00259314">
            <text:p>0.0002593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00249882">
            <text:p>0.0002498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00243532">
            <text:p>0.0002435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00240759">
            <text:p>0.0002407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00231097">
            <text:p>0.0002311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00220087">
            <text:p>0.0002200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00215088">
            <text:p>0.0002150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00210588">
            <text:p>0.0002105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00202414">
            <text:p>0.0002024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196272">
            <text:p>0.0001962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00191488">
            <text:p>0.0001914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00183204">
            <text:p>0.0001832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0018261">
            <text:p>0.0001826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00176922">
            <text:p>0.0001769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00169138">
            <text:p>0.0001691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00165364">
            <text:p>0.0001653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00162896">
            <text:p>0.0001629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00158101">
            <text:p>0.0001581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00151464">
            <text:p>0.0001514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00150156">
            <text:p>0.0001501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00142891">
            <text:p>0.0001428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00140592">
            <text:p>0.0001405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00135087">
            <text:p>0.0001350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00134458">
            <text:p>0.0001344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00128752">
            <text:p>0.0001287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001257">
            <text:p>0.0001257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00123483">
            <text:p>0.0001234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00121723">
            <text:p>0.0001217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00118133">
            <text:p>0.0001181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00114705">
            <text:p>0.0001147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0011249">
            <text:p>0.0001124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00107496">
            <text:p>0.0001075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00106026">
            <text:p>0.0001060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00104702">
            <text:p>0.0001047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00101004">
            <text:p>0.000101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000987404">
            <text:p>0.0000987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000958403">
            <text:p>0.0000958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950444">
            <text:p>0.0000950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000914534">
            <text:p>0.0000914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000906961">
            <text:p>0.0000907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000871609">
            <text:p>0.0000871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000851212">
            <text:p>0.0000851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000848155">
            <text:p>0.0000848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000813427">
            <text:p>0.0000813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000810299">
            <text:p>0.0000810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000794591">
            <text:p>0.0000794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00076388">
            <text:p>0.0000763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000745973">
            <text:p>0.0000746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000744254">
            <text:p>0.0000744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000728071">
            <text:p>0.0000728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000709498">
            <text:p>0.0000709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000684637">
            <text:p>0.0000684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000682006">
            <text:p>0.0000682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000664741">
            <text:p>0.0000664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000650527">
            <text:p>0.0000650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000640478">
            <text:p>0.0000640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000625645">
            <text:p>0.0000625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000609288">
            <text:p>0.0000609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000604023">
            <text:p>0.0000604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000583371">
            <text:p>0.0000583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000571596">
            <text:p>0.0000571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000568113">
            <text:p>0.0000568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0005549">
            <text:p>0.0000554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000544799">
            <text:p>0.0000544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000532807">
            <text:p>0.0000532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00052666">
            <text:p>0.0000526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000507533">
            <text:p>0.0000507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000505775">
            <text:p>0.0000505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000489371">
            <text:p>0.0000489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00048503">
            <text:p>0.0000485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000471907">
            <text:p>0.0000471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000463543">
            <text:p>0.0000463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000457466">
            <text:p>0.0000457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00044624">
            <text:p>0.0000446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000438966">
            <text:p>0.0000439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000436385">
            <text:p>0.0000436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000422155">
            <text:p>0.0000422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000419754">
            <text:p>0.0000419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00040988">
            <text:p>0.0000409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000405476">
            <text:p>0.0000405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000396079">
            <text:p>0.0000396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00038638">
            <text:p>0.0000386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000385385">
            <text:p>0.0000385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000378192">
            <text:p>0.0000378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000366934">
            <text:p>0.0000366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000365445">
            <text:p>0.0000365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000356984">
            <text:p>0.0000357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000350126">
            <text:p>0.0000350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000345376">
            <text:p>0.0000345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000340949">
            <text:p>0.0000340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000336365">
            <text:p>0.0000336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000329531">
            <text:p>0.0000329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000322777">
            <text:p>0.0000322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000316959">
            <text:p>0.0000317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000314002">
            <text:p>0.0000314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000306396">
            <text:p>0.0000306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000305449">
            <text:p>0.0000305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000298482">
            <text:p>0.0000298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000291865">
            <text:p>0.0000291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000291336">
            <text:p>0.0000291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000284605">
            <text:p>0.0000284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000281255">
            <text:p>0.0000281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000276057">
            <text:p>0.0000276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000273154">
            <text:p>0.0000273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000267816">
            <text:p>0.0000267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000263669">
            <text:p>0.0000263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000259478">
            <text:p>0.0000259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000255953">
            <text:p>0.0000256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000250426">
            <text:p>0.0000250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248589">
            <text:p>0.0000248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000242909">
            <text:p>0.0000242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000240411">
            <text:p>0.0000240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000238008">
            <text:p>0.0000238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000234151">
            <text:p>0.0000234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000230785">
            <text:p>0.00002308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000226188">
            <text:p>0.0000226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000224467">
            <text:p>0.0000224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000220261">
            <text:p>0.00002203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000219068">
            <text:p>0.0000219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000213869">
            <text:p>0.0000213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000211162">
            <text:p>0.0000211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000208152">
            <text:p>0.0000208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000206086">
            <text:p>0.0000206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000202101">
            <text:p>0.0000202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000198764">
            <text:p>0.0000198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00019632">
            <text:p>0.00001963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000195361">
            <text:p>0.0000195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000191281">
            <text:p>0.0000191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000189666">
            <text:p>0.0000189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000187394">
            <text:p>0.0000187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00018357">
            <text:p>0.0000183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000181523">
            <text:p>0.0000181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000178987">
            <text:p>0.0000179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000177591">
            <text:p>0.0000177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000175114">
            <text:p>0.0000175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000171815">
            <text:p>0.0000171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00017084">
            <text:p>0.0000170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000168138">
            <text:p>0.0000168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000165766">
            <text:p>0.0000165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000164369">
            <text:p>0.0000164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0001615">
            <text:p>0.0000161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0001588">
            <text:p>0.00001588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000157075">
            <text:p>0.0000157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000154529">
            <text:p>0.0000154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000153352">
            <text:p>0.0000153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000151056">
            <text:p>0.0000151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000148849">
            <text:p>0.00001488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000146707">
            <text:p>0.0000146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000145805">
            <text:p>0.0000145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000143801">
            <text:p>0.0000143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000141691">
            <text:p>0.0000141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00013985">
            <text:p>0.0000139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000139098">
            <text:p>0.0000139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000136455">
            <text:p>0.0000136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000134951">
            <text:p>0.0000135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000133219">
            <text:p>0.0000133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000132239">
            <text:p>0.0000132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000129896">
            <text:p>0.00001299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000129331">
            <text:p>0.0000129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000126771">
            <text:p>0.0000126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000124979">
            <text:p>0.0000125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000124511">
            <text:p>0.0000124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000123184">
            <text:p>0.0000123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000121468">
            <text:p>0.0000121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000119414">
            <text:p>0.0000119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18161">
            <text:p>0.0000118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000116553">
            <text:p>0.0000116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00011633">
            <text:p>0.0000116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000113959">
            <text:p>0.0000114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0001128">
            <text:p>0.0000112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000112485">
            <text:p>0.0000112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000110703">
            <text:p>0.0000110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000109729">
            <text:p>0.0000109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000108061">
            <text:p>0.0000108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000106961">
            <text:p>0.0000107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000105107">
            <text:p>0.0000105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000104433">
            <text:p>0.0000104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000103775">
            <text:p>0.0000103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000102591">
            <text:p>0.0000102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00010071">
            <text:p>0.00001007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0000995602">
            <text:p>0.0000099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0000985196">
            <text:p>0.0000098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0000972512">
            <text:p>0.0000097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0000970278">
            <text:p>0.0000097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0000955502">
            <text:p>0.0000095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0000945266">
            <text:p>0.0000094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0000938313">
            <text:p>0.00000938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0000928779">
            <text:p>0.0000092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0000919601">
            <text:p>0.0000092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0000910508">
            <text:p>0.0000091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0000899854">
            <text:p>0.000009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0000888523">
            <text:p>0.0000088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0000874681">
            <text:p>0.0000087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000087198">
            <text:p>0.0000087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0000859852">
            <text:p>0.0000086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0000849246">
            <text:p>0.0000084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0000845348">
            <text:p>0.0000084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0000833043">
            <text:p>0.0000083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0000825967">
            <text:p>0.0000082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0000817574">
            <text:p>0.0000081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000081041">
            <text:p>0.0000081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0000800332">
            <text:p>0.000008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000788516">
            <text:p>0.0000078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0000781259">
            <text:p>0.0000078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0000776116">
            <text:p>0.0000077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0000767022">
            <text:p>0.0000076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0000759529">
            <text:p>0.0000076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0000750045">
            <text:p>0.0000075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0000741464">
            <text:p>0.0000074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739326">
            <text:p>0.0000073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000072965">
            <text:p>0.0000073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0000720251">
            <text:p>0.0000072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0000714568">
            <text:p>0.0000071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0000707199">
            <text:p>0.0000070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0000701447">
            <text:p>0.0000070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0000694232">
            <text:p>0.0000069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0000686496">
            <text:p>0.0000068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0000682799">
            <text:p>0.0000068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0000671444">
            <text:p>0.0000067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000066651">
            <text:p>0.0000066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000066156">
            <text:p>0.0000066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0000653164">
            <text:p>0.0000065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0000647841">
            <text:p>0.0000064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0000642889">
            <text:p>0.0000064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0000635716">
            <text:p>0.0000063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0000629502">
            <text:p>0.0000063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0000625101">
            <text:p>0.0000062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0000621304">
            <text:p>0.0000062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0000612252">
            <text:p>0.0000061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0000609189">
            <text:p>0.0000060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000060275">
            <text:p>0.0000060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0000594316">
            <text:p>0.00000594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0000590745">
            <text:p>0.0000059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0000583213">
            <text:p>0.0000058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0000582522">
            <text:p>0.0000058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0000573557">
            <text:p>0.0000057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000056748">
            <text:p>0.0000056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0000563184">
            <text:p>0.0000056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0000560168">
            <text:p>0.0000056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0000556359">
            <text:p>0.00000556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00005496">
            <text:p>0.0000055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0000543472">
            <text:p>0.0000054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0000541555">
            <text:p>0.0000054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0000533636">
            <text:p>0.0000053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0000530186">
            <text:p>0.0000053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0000523717">
            <text:p>0.00000524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000052121">
            <text:p>0.0000052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0000513621">
            <text:p>0.0000051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0000510736">
            <text:p>0.0000051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0000508077">
            <text:p>0.00000508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0000500366">
            <text:p>0.000005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0000498197">
            <text:p>0.00000498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0000493037">
            <text:p>0.00000493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0000490224">
            <text:p>0.0000049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0000483274">
            <text:p>0.0000048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0000480151">
            <text:p>0.0000048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0000477979">
            <text:p>0.0000047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0000472978">
            <text:p>0.0000047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000046782">
            <text:p>0.0000046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0000459125">
            <text:p>0.0000045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0000455126">
            <text:p>0.0000045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0000452963">
            <text:p>0.0000045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0000447565">
            <text:p>0.0000044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0000445381">
            <text:p>0.00000445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0000442439">
            <text:p>0.00000442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0000434765">
            <text:p>0.00000435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0000431996">
            <text:p>0.0000043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0000426857">
            <text:p>0.0000042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0000424728">
            <text:p>0.00000425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0000419999">
            <text:p>0.0000042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0000414704">
            <text:p>0.00000415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0000414008">
            <text:p>0.0000041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0000408298">
            <text:p>0.00000408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0000406785">
            <text:p>0.00000407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000040221">
            <text:p>0.0000040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0000400363">
            <text:p>0.0000040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0000396665">
            <text:p>0.00000397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0000393991">
            <text:p>0.0000039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0000389321">
            <text:p>0.00000389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0000385412">
            <text:p>0.0000038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0000383626">
            <text:p>0.00000384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0000380636">
            <text:p>0.00000381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0000376643">
            <text:p>0.00000377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0000375915">
            <text:p>0.00000376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0000373169">
            <text:p>0.0000037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0000369096">
            <text:p>0.0000036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0000361786">
            <text:p>0.0000036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0000360366">
            <text:p>0.0000036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0000358066">
            <text:p>0.00000358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0000355889">
            <text:p>0.00000356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0000351443">
            <text:p>0.0000035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0000348711">
            <text:p>0.00000349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0000345264">
            <text:p>0.00000345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0000341187">
            <text:p>0.0000034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0000337981">
            <text:p>0.0000033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0000335286">
            <text:p>0.00000335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0000332503">
            <text:p>0.00000333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0000330748">
            <text:p>0.0000033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0000328618">
            <text:p>0.00000329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0000325355">
            <text:p>0.00000325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0000322119">
            <text:p>0.00000322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0000320741">
            <text:p>0.00000321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000031905">
            <text:p>0.0000031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0000316922">
            <text:p>0.00000317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0000313324">
            <text:p>0.000003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310847">
            <text:p>0.0000031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0000309562">
            <text:p>0.0000031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000030671">
            <text:p>0.0000030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000030493">
            <text:p>0.00000305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0000303138">
            <text:p>0.0000030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0000299583">
            <text:p>0.0000030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0000297967">
            <text:p>0.00000298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0000295218">
            <text:p>0.000002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0000294407">
            <text:p>0.00000294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0000292263">
            <text:p>0.0000029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000028848">
            <text:p>0.00000288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0000288072">
            <text:p>0.00000288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0000285667">
            <text:p>0.00000286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0000282483">
            <text:p>0.00000282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0000281624">
            <text:p>0.0000028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0000278795">
            <text:p>0.00000279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0000276596">
            <text:p>0.00000277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0000274964">
            <text:p>0.0000027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0000273312">
            <text:p>0.00000273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0000270178">
            <text:p>0.0000027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0000268717">
            <text:p>0.00000269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0000267482">
            <text:p>0.00000267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0000265123">
            <text:p>0.00000265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0000263541">
            <text:p>0.00000264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0000260804">
            <text:p>0.00000261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000025901">
            <text:p>0.00000259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0000255367">
            <text:p>0.0000025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0000254719">
            <text:p>0.00000255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0000253001">
            <text:p>0.0000025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0000250089">
            <text:p>0.0000025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0000248016">
            <text:p>0.0000024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0000245927">
            <text:p>0.00000246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0000243072">
            <text:p>0.0000024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0000241558">
            <text:p>0.00000242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0000239448">
            <text:p>0.0000023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0000236895">
            <text:p>0.00000237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0000235469">
            <text:p>0.00000235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0000234588">
            <text:p>0.00000235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0000233134">
            <text:p>0.00000233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0000231152">
            <text:p>0.00000231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0000230032">
            <text:p>0.0000023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0000227285">
            <text:p>0.00000227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0000225604">
            <text:p>0.00000226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0000224594">
            <text:p>0.00000225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0000223164">
            <text:p>0.00000223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0000221555">
            <text:p>0.0000022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0000218971">
            <text:p>0.00000219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000021755">
            <text:p>0.00000218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0000212699">
            <text:p>0.0000021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0000212151">
            <text:p>0.00000212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0000210921">
            <text:p>0.00000211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0000209423">
            <text:p>0.00000209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0000207062">
            <text:p>0.00000207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0000206153">
            <text:p>0.00000206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0000205465">
            <text:p>0.00000205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0000202875">
            <text:p>0.00000203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000020214">
            <text:p>0.0000020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0000201222">
            <text:p>0.00000201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0000198918">
            <text:p>0.00000199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0000196565">
            <text:p>0.00000197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0000196098">
            <text:p>0.00000196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0000194173">
            <text:p>0.00000194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0000192636">
            <text:p>0.0000019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000019174">
            <text:p>0.00000192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0000191021">
            <text:p>0.0000019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0000189734">
            <text:p>0.0000019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0000188302">
            <text:p>0.00000188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0000186744">
            <text:p>0.00000187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0000186464">
            <text:p>0.00000186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0000185186">
            <text:p>0.00000185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0000183417">
            <text:p>0.00000183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0000182985">
            <text:p>0.00000183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0000181259">
            <text:p>0.0000018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0000180575">
            <text:p>0.0000018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0000179462">
            <text:p>0.00000179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0000178001">
            <text:p>0.00000178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000017549">
            <text:p>0.00000175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0000174644">
            <text:p>0.00000175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0000173699">
            <text:p>0.00000174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0000172012">
            <text:p>0.00000172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0000170492">
            <text:p>0.0000017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0000169013">
            <text:p>0.00000169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0000168442">
            <text:p>0.00000168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0000166753">
            <text:p>0.00000167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0000165613">
            <text:p>0.00000166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0000162163">
            <text:p>0.00000162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0.00000155463">
            <text:p>0.00000155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0.0000015455">
            <text:p>0.00000155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0.00000153697">
            <text:p>0.00000154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0.00000152651">
            <text:p>0.00000153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0.00000151958">
            <text:p>0.00000152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0.00000151095">
            <text:p>0.0000015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0.0000014985">
            <text:p>0.0000015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148831">
            <text:p>0.00000149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0.0000014785">
            <text:p>0.00000148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0.00000146426">
            <text:p>0.00000146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.00000146103">
            <text:p>0.00000146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0.00000145346">
            <text:p>0.00000145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0.00000143459">
            <text:p>0.00000143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0.00000142433">
            <text:p>0.00000142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0.00000141199">
            <text:p>0.00000141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0.00000139394">
            <text:p>0.00000139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0.00000138705">
            <text:p>0.00000139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0.00000138162">
            <text:p>0.00000138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0.00000136755">
            <text:p>0.00000137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0.00000135968">
            <text:p>0.00000136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0.00000134987">
            <text:p>0.00000135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0.0000013334">
            <text:p>0.00000133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0.00000132727">
            <text:p>0.00000133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0.00000132041">
            <text:p>0.00000132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0.00000130647">
            <text:p>0.00000131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0.00000130205">
            <text:p>0.00000130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0.00000129543">
            <text:p>0.00000130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0.00000128742">
            <text:p>0.00000129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0.00000127757">
            <text:p>0.00000128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0.00000127424">
            <text:p>0.00000127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00000126926">
            <text:p>0.00000127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0.00000125765">
            <text:p>0.0000012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0.00000124776">
            <text:p>0.00000125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0.00000122355">
            <text:p>0.00000122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0.00000121543">
            <text:p>0.00000122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0.00000121505">
            <text:p>0.00000122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0.00000120562">
            <text:p>0.0000012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0.00000119715">
            <text:p>0.00000120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0.00000119351">
            <text:p>0.00000119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0.0000011717">
            <text:p>0.00000117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0.00000116826">
            <text:p>0.00000117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0.00000115954">
            <text:p>0.00000116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0.00000115336">
            <text:p>0.0000011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00000113283">
            <text:p>0.00000113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0.00000113025">
            <text:p>0.00000113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0.00000112115">
            <text:p>0.00000112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0.00000109307">
            <text:p>0.00000109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0.00000109079">
            <text:p>0.00000109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0.00000108558">
            <text:p>0.00000109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0.00000107813">
            <text:p>0.000001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0.000001066">
            <text:p>0.00000107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0.00000105946">
            <text:p>0.00000106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0.00000105301">
            <text:p>0.00000105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0.00000104565">
            <text:p>0.00000105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0.00000104047">
            <text:p>0.00000104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000001025">
            <text:p>0.00000103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0.00000100872">
            <text:p>0.00000101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0.00000100006">
            <text:p>0.00000100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0.000000989808">
            <text:p>0.00000099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0.000000982828">
            <text:p>0.00000098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0.000000962001">
            <text:p>0.00000096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0.000000955237">
            <text:p>0.00000096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0.000000948779">
            <text:p>0.00000095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0.00000093965">
            <text:p>0.00000094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0.000000932809">
            <text:p>0.00000093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0.000000930224">
            <text:p>0.00000093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0.000000913809">
            <text:p>0.00000091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0.000000910039">
            <text:p>0.00000091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0.000000905762">
            <text:p>0.00000091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0.000000897333">
            <text:p>0.00000090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0.000000884076">
            <text:p>0.0000008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0.000000879543">
            <text:p>0.00000088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.00000087245">
            <text:p>0.00000087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0.000000865316">
            <text:p>0.00000087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0.000000862473">
            <text:p>0.00000086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0.000000849352">
            <text:p>0.00000085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0.000000841057">
            <text:p>0.00000084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0.000000830299">
            <text:p>0.00000083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0.000000826205">
            <text:p>0.00000083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0.00000081879">
            <text:p>0.00000082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0.000000808751">
            <text:p>0.00000081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0.000000807098">
            <text:p>0.00000081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0.000000800088">
            <text:p>0.0000008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0.000000792498">
            <text:p>0.00000079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0.000000792233">
            <text:p>0.00000079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0.000000787961">
            <text:p>0.00000079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0.000000779315">
            <text:p>0.00000078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0.000000775224">
            <text:p>0.00000078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0.000000769218">
            <text:p>0.0000007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000000759411">
            <text:p>0.00000076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0.00000075903">
            <text:p>0.00000076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0.000000750759">
            <text:p>0.0000007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0.000000726924">
            <text:p>0.00000073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0.00000071819">
            <text:p>0.00000072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0.000000711537">
            <text:p>0.00000071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0.00000070474">
            <text:p>0.0000007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000000694169">
            <text:p>0.00000069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0.000000689905">
            <text:p>0.00000069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0.000000685128">
            <text:p>0.00000069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0.000000681853">
            <text:p>0.00000068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0.000000665664">
            <text:p>0.00000067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0.000000659277">
            <text:p>0.00000066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0.000000653371">
            <text:p>0.00000065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0.000000645066">
            <text:p>0.00000065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0.000000640746">
            <text:p>0.00000064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0.000000637567">
            <text:p>0.00000064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000000635438">
            <text:p>0.00000064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0.000000631186">
            <text:p>0.00000063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0.000000628287">
            <text:p>0.00000063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0.00000062609">
            <text:p>0.00000063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0.000000622051">
            <text:p>0.00000062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0.000000619436">
            <text:p>0.00000062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0.000000611338">
            <text:p>0.00000061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0.000000608508">
            <text:p>0.00000061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0.000000605756">
            <text:p>0.00000061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0.000000596746">
            <text:p>0.0000006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0.000000593556">
            <text:p>0.00000059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0.000000587763">
            <text:p>0.0000005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0582433">
            <text:p>0.00000058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0.000000580142">
            <text:p>0.00000058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0.000000571934">
            <text:p>0.00000057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0.00000056921">
            <text:p>0.00000057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0.000000565289">
            <text:p>0.00000057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0.000000563388">
            <text:p>0.00000056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0.000000560765">
            <text:p>0.00000056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0.000000554426">
            <text:p>0.00000055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0.000000553559">
            <text:p>0.00000055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.000000546049">
            <text:p>0.00000055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0.000000539895">
            <text:p>0.00000054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0.000000537183">
            <text:p>0.00000054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0.000000532289">
            <text:p>0.00000053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0.000000530612">
            <text:p>0.00000053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0.000000528794">
            <text:p>0.00000053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0.00000052232">
            <text:p>0.00000052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0.0000005167">
            <text:p>0.00000052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0.000000511812">
            <text:p>0.00000051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0.000000505839">
            <text:p>0.00000051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0.000000504178">
            <text:p>0.00000050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000000492181">
            <text:p>0.00000049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0.00000049048">
            <text:p>0.00000049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0.000000487851">
            <text:p>0.00000049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0.000000486004">
            <text:p>0.00000049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0.000000477707">
            <text:p>0.00000048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0.000000470997">
            <text:p>0.00000047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0.000000465623">
            <text:p>0.00000047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0.000000461045">
            <text:p>0.00000046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0.000000455761">
            <text:p>0.00000046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0.000000453424">
            <text:p>0.00000045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0.00000045099">
            <text:p>0.00000045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0.000000448531">
            <text:p>0.00000045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.000000440138">
            <text:p>0.00000044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0.000000438974">
            <text:p>0.00000044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.000000435317">
            <text:p>0.00000044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0.000000432805">
            <text:p>0.00000043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0.000000428475">
            <text:p>0.00000043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0.000000416748">
            <text:p>0.00000042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0.000000416438">
            <text:p>0.00000042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0.000000411293">
            <text:p>0.00000041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0.000000407022">
            <text:p>0.00000041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0.000000405207">
            <text:p>0.00000041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0.000000403645">
            <text:p>0.00000040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0.00000040059">
            <text:p>0.00000040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0.000000393359">
            <text:p>0.0000003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0389792">
            <text:p>0.00000039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.000000381394">
            <text:p>0.00000038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0.000000378295">
            <text:p>0.00000038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0.000000377537">
            <text:p>0.00000038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0.000000374275">
            <text:p>0.00000037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0.000000371007">
            <text:p>0.00000037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0.000000360461">
            <text:p>0.00000036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0.000000359104">
            <text:p>0.00000036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0.000000352153">
            <text:p>0.00000035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0.00000034854">
            <text:p>0.00000035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0.000000346201">
            <text:p>0.00000035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0.000000345682">
            <text:p>0.00000035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0.000000344579">
            <text:p>0.00000034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.000000336863">
            <text:p>0.00000034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0.000000331869">
            <text:p>0.00000033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0.000000330641">
            <text:p>0.00000033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0.000000326359">
            <text:p>0.00000033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0.000000322552">
            <text:p>0.00000032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0.000000321958">
            <text:p>0.00000032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0.000000321107">
            <text:p>0.00000032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0.000000311421">
            <text:p>0.00000031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0.000000309304">
            <text:p>0.00000031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0.000000303518">
            <text:p>0.00000030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0.000000298642">
            <text:p>0.00000030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0.000000297127">
            <text:p>0.00000030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0.000000288344">
            <text:p>0.00000029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0.000000286093">
            <text:p>0.00000029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0.000000277985">
            <text:p>0.00000028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000000273502">
            <text:p>0.00000027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0.000000272338">
            <text:p>0.00000027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0.000000270126">
            <text:p>0.00000027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0.000000268311">
            <text:p>0.00000027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0.000000265366">
            <text:p>0.00000027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0.000000263737">
            <text:p>0.00000026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0.000000257579">
            <text:p>0.00000026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0.000000253395">
            <text:p>0.00000025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0.000000252265">
            <text:p>0.00000025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0.000000248627">
            <text:p>0.00000025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0.000000239843">
            <text:p>0.00000024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0.00000023724">
            <text:p>0.00000024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0.000000233562">
            <text:p>0.00000023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0.00000022808">
            <text:p>0.00000023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0.000000224096">
            <text:p>0.00000022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0.000000223553">
            <text:p>0.00000022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0.000000221421">
            <text:p>0.0000002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0.000000220019">
            <text:p>0.00000022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0.00000021958">
            <text:p>0.00000022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0.000000218689">
            <text:p>0.00000022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0.000000217561">
            <text:p>0.00000022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0.000000212697">
            <text:p>0.00000021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0.000000211881">
            <text:p>0.00000021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0.000000208409">
            <text:p>0.00000021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0.00000020788">
            <text:p>0.00000021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0.000000202546">
            <text:p>0.00000020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0.000000196649">
            <text:p>0.00000020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0.000000195858">
            <text:p>0.00000020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0.000000193723">
            <text:p>0.00000019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0.000000191831">
            <text:p>0.00000019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0.000000186303">
            <text:p>0.00000019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0.000000185041">
            <text:p>0.00000019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0.000000180864">
            <text:p>0.00000018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0.000000180373">
            <text:p>0.00000018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0.000000178225">
            <text:p>0.00000018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0.000000173601">
            <text:p>0.00000017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0.00000017316">
            <text:p>0.00000017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0.000000172114">
            <text:p>0.00000017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0.000000170739">
            <text:p>0.00000017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0.000000163555">
            <text:p>0.00000016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0.000000162808">
            <text:p>0.00000016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0.000000157887">
            <text:p>0.00000016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0.000000153322">
            <text:p>0.00000015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0.000000149576">
            <text:p>0.00000015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0.000000144011">
            <text:p>0.00000014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0.000000138231">
            <text:p>0.00000014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0.000000134986">
            <text:p>0.00000013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0.000000128273">
            <text:p>0.00000013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0.000000125136">
            <text:p>0.00000013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0.000000123447">
            <text:p>0.00000012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0.000000119603">
            <text:p>0.00000012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0.000000119396">
            <text:p>0.00000012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0.00000011819">
            <text:p>0.00000012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0.000000117953">
            <text:p>0.00000012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0.000000116204">
            <text:p>0.00000012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0.000000107238">
            <text:p>0.00000011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0.000000103192">
            <text:p>0.0000001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0.000000102272">
            <text:p>0.00000010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0.0000000997031">
            <text:p>0.00000010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0.0000000986759">
            <text:p>0.00000010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0.0000000982101">
            <text:p>0.00000010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0.0000000932884">
            <text:p>0.00000009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0.0000000918667">
            <text:p>0.00000009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0.0000000898474">
            <text:p>0.00000009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0.0000000889095">
            <text:p>0.00000009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0.0000000829769">
            <text:p>0.00000008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0.0000000805376">
            <text:p>0.00000008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0.0000000798008">
            <text:p>0.00000008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0.0000000791757">
            <text:p>0.00000008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0.0000000772944">
            <text:p>0.00000008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0.0000000764483">
            <text:p>0.00000008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0.000000076308">
            <text:p>0.00000008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0.0000000744601">
            <text:p>0.00000007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0.0000000681029">
            <text:p>0.00000007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0.0000000672954">
            <text:p>0.00000007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0.0000000672579">
            <text:p>0.00000007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0.0000000649169">
            <text:p>0.00000006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0.0000000632976">
            <text:p>0.00000006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0.0000000619233">
            <text:p>0.00000006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0.0000000613963">
            <text:p>0.00000006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0.0000000609728">
            <text:p>0.00000006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0.0000000608671">
            <text:p>0.00000006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0.0000000606408">
            <text:p>0.00000006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0.0000000557027">
            <text:p>0.00000006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0.0000000543949">
            <text:p>0.00000005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0.0000000535637">
            <text:p>0.00000005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0.0000000524411">
            <text:p>0.00000005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0.0000000504627">
            <text:p>0.00000005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0.0000000484532">
            <text:p>0.00000005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office:value-type="float" office:value="0.0000000430153">
            <text:p>0.00000004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0.0000000413718">
            <text:p>0.00000004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0.0000000380049">
            <text:p>0.00000004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0.0000000350322">
            <text:p>0.00000004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0.000000034967">
            <text:p>0.00000003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0.0000000323791">
            <text:p>0.00000003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0.0000000275576">
            <text:p>0.00000003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0.0000000271128">
            <text:p>0.00000003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office:value-type="float" office:value="0.0000000202901">
            <text:p>0.00000002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office:value-type="float" office:value="0.0000000151615">
            <text:p>0.00000002</text:p>
          </table:table-cell>
        </table:table-row>
        <table:table-row table:style-name="ro1">
          <table:table-cell office:value-type="float" office:value="2447">
            <text:p>2447</text:p>
          </table:table-cell>
          <table:table-cell office:value-type="float" office:value="0.0000000136483">
            <text:p>0.00000001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float" office:value="0.0000000124233">
            <text:p>0.00000001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float" office:value="0.0000000115596">
            <text:p>0.00000001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office:value-type="float" office:value="0.00000000919815">
            <text:p>0.00000001</text:p>
          </table:table-cell>
        </table:table-row>
        <table:table-row table:style-name="ro1">
          <table:table-cell office:value-type="float" office:value="2876">
            <text:p>2876</text:p>
          </table:table-cell>
          <table:table-cell office:value-type="float" office:value="0.00000000840596">
            <text:p>0.00000001</text:p>
          </table:table-cell>
        </table:table-row>
        <table:table-row table:style-name="ro1">
          <table:table-cell office:value-type="float" office:value="3051">
            <text:p>3051</text:p>
          </table:table-cell>
          <table:table-cell office:value-type="float" office:value="0.00000000703676">
            <text:p>0.00000001</text:p>
          </table:table-cell>
        </table:table-row>
        <table:table-row table:style-name="ro1">
          <table:table-cell office:value-type="float" office:value="3183">
            <text:p>3183</text:p>
          </table:table-cell>
          <table:table-cell office:value-type="float" office:value="0.00000000619815">
            <text:p>0.00000001</text:p>
          </table:table-cell>
        </table:table-row>
        <table:table-row table:style-name="ro1">
          <table:table-cell office:value-type="float" office:value="3194">
            <text:p>3194</text:p>
          </table:table-cell>
          <table:table-cell office:value-type="float" office:value="0.00000000613519">
            <text:p>0.0000000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0.00000000534628">
            <text:p>0.00000001</text:p>
          </table:table-cell>
        </table:table-row>
        <table:table-row table:style-name="ro1">
          <table:table-cell office:value-type="float" office:value="3428">
            <text:p>3428</text:p>
          </table:table-cell>
          <table:table-cell office:value-type="float" office:value="0.00000000496298">
            <text:p>0.00000000</text:p>
          </table:table-cell>
        </table:table-row>
        <table:table-row table:style-name="ro1">
          <table:table-cell office:value-type="float" office:value="3651">
            <text:p>3651</text:p>
          </table:table-cell>
          <table:table-cell office:value-type="float" office:value="0.00000000410743">
            <text:p>0.00000000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office:value-type="float" office:value="0.00000000390755">
            <text:p>0.00000000</text:p>
          </table:table-cell>
        </table:table-row>
        <table:table-row table:style-name="ro1">
          <table:table-cell office:value-type="float" office:value="3741">
            <text:p>3741</text:p>
          </table:table-cell>
          <table:table-cell office:value-type="float" office:value="0.00000000381723">
            <text:p>0.00000000</text:p>
          </table:table-cell>
        </table:table-row>
        <table:table-row table:style-name="ro1">
          <table:table-cell office:value-type="float" office:value="3994">
            <text:p>3994</text:p>
          </table:table-cell>
          <table:table-cell office:value-type="float" office:value="0.00000000313676">
            <text:p>0.00000000</text:p>
          </table:table-cell>
        </table:table-row>
        <table:table-row table:style-name="ro1">
          <table:table-cell office:value-type="float" office:value="4405">
            <text:p>4405</text:p>
          </table:table-cell>
          <table:table-cell office:value-type="float" office:value="0.00000000233942">
            <text:p>0.00000000</text:p>
          </table:table-cell>
        </table:table-row>
        <table:table-row table:style-name="ro1">
          <table:table-cell office:value-type="float" office:value="5061">
            <text:p>5061</text:p>
          </table:table-cell>
          <table:table-cell office:value-type="float" office:value="0.00000000154227">
            <text:p>0.00000000</text:p>
          </table:table-cell>
        </table:table-row>
        <table:table-row table:style-name="ro1">
          <table:table-cell office:value-type="float" office:value="5223">
            <text:p>5223</text:p>
          </table:table-cell>
          <table:table-cell office:value-type="float" office:value="0.00000000140342">
            <text:p>0.00000000</text:p>
          </table:table-cell>
        </table:table-row>
        <table:table-row table:style-name="ro1">
          <table:table-cell office:value-type="float" office:value="6923">
            <text:p>6923</text:p>
          </table:table-cell>
          <table:table-cell office:value-type="float" office:value="0.00000000060256">
            <text:p>0.00000000</text:p>
          </table:table-cell>
        </table:table-row>
        <table:table-row table:style-name="ro1">
          <table:table-cell office:value-type="float" office:value="13363">
            <text:p>13363</text:p>
          </table:table-cell>
          <table:table-cell office:value-type="float" office:value="0.0000000000838107">
            <text:p>0.00000000</text:p>
          </table:table-cell>
        </table:table-row>
        <table:table-row table:style-name="ro1">
          <table:table-cell office:value-type="float" office:value="14636">
            <text:p>14636</text:p>
          </table:table-cell>
          <table:table-cell office:value-type="float" office:value="0.0000000000637882">
            <text:p>0.00000000</text:p>
          </table:table-cell>
        </table:table-row>
        <table:table-row table:style-name="ro1" table:number-rows-repeated="104779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1" table:style-name="ta1">
        <table:shapes>
          <draw:frame draw:z-index="0" draw:style-name="gr1" svg:width="6.2075in" svg:height="3.1929in" svg:x="2.3295in" svg:y="1.1764in">
            <draw:object draw:notify-on-update-of-ranges="Sheet1.A1:Sheet1.A782 Sheet1.B1:Sheet1.B7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0.180731">
            <text:p>0.1807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0.117431">
            <text:p>0.11743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0.111868">
            <text:p>0.11186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0.0748692">
            <text:p>0.074869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0.062123">
            <text:p>0.0621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0.0576599">
            <text:p>0.057659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Default" office:value-type="float" office:value="0.0441645">
            <text:p>0.044164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float" office:value="0.0376102">
            <text:p>0.037610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Default" office:value-type="float" office:value="0.0339076">
            <text:p>0.033907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float" office:value="0.0288276">
            <text:p>0.028827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float" office:value="0.023502">
            <text:p>0.02350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Default" office:value-type="float" office:value="0.0204915">
            <text:p>0.02049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Default" office:value-type="float" office:value="0.017856">
            <text:p>0.0178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Default" office:value-type="float" office:value="0.0150612">
            <text:p>0.01506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Default" office:value-type="float" office:value="0.0135888">
            <text:p>0.013588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Default" office:value-type="float" office:value="0.0114048">
            <text:p>0.011404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Default" office:value-type="float" office:value="0.0113335">
            <text:p>0.011333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Default" office:value-type="float" office:value="0.00954126">
            <text:p>0.0095412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Default" office:value-type="float" office:value="0.00887762">
            <text:p>0.0088776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Default" office:value-type="float" office:value="0.00804891">
            <text:p>0.0080489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Default" office:value-type="float" office:value="0.00682275">
            <text:p>0.0068227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Default" office:value-type="float" office:value="0.00648052">
            <text:p>0.0064805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Default" office:value-type="float" office:value="0.00599901">
            <text:p>0.005999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Default" office:value-type="float" office:value="0.00546609">
            <text:p>0.0054660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Default" office:value-type="float" office:value="0.00467372">
            <text:p>0.0046737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Default" office:value-type="float" office:value="0.00437891">
            <text:p>0.0043789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Default" office:value-type="float" office:value="0.00400557">
            <text:p>0.0040055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Default" office:value-type="float" office:value="0.00391927">
            <text:p>0.0039192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Default" office:value-type="float" office:value="0.00345626">
            <text:p>0.003456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Default" office:value-type="float" office:value="0.0033292">
            <text:p>0.003329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Default" office:value-type="float" office:value="0.00298095">
            <text:p>0.0029809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Default" office:value-type="float" office:value="0.00289153">
            <text:p>0.0028915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Default" office:value-type="float" office:value="0.00259937">
            <text:p>0.0025993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Default" office:value-type="float" office:value="0.00248842">
            <text:p>0.0024884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Default" office:value-type="float" office:value="0.0022417">
            <text:p>0.002241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Default" office:value-type="float" office:value="0.00206816">
            <text:p>0.0020681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Default" office:value-type="float" office:value="0.00205428">
            <text:p>0.0020542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Default" office:value-type="float" office:value="0.00180873">
            <text:p>0.001808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Default" office:value-type="float" office:value="0.00179319">
            <text:p>0.0017931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Default" office:value-type="float" office:value="0.00168598">
            <text:p>0.0016859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Default" office:value-type="float" office:value="0.00157984">
            <text:p>0.0015798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Default" office:value-type="float" office:value="0.001463">
            <text:p>0.00146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Default" office:value-type="float" office:value="0.00138708">
            <text:p>0.0013870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Default" office:value-type="float" office:value="0.00128564">
            <text:p>0.0012856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Default" office:value-type="float" office:value="0.00126733">
            <text:p>0.0012673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Default" office:value-type="float" office:value="0.00120188">
            <text:p>0.0012018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Default" office:value-type="float" office:value="0.00112554">
            <text:p>0.0011255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Default" office:value-type="float" office:value="0.00104132">
            <text:p>0.0010413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Default" office:value-type="float" office:value="0.00100592">
            <text:p>0.0010059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Default" office:value-type="float" office:value="0.00094323">
            <text:p>0.0009432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Default" office:value-type="float" office:value="0.000886102">
            <text:p>0.00088610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Default" office:value-type="float" office:value="0.00085496">
            <text:p>0.0008549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Default" office:value-type="float" office:value="0.000838489">
            <text:p>0.00083848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Default" office:value-type="float" office:value="0.000779677">
            <text:p>0.00077967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float" office:value="0.000757243">
            <text:p>0.00075724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style-name="Default" office:value-type="float" office:value="0.000726777">
            <text:p>0.00072677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style-name="Default" office:value-type="float" office:value="0.000670731">
            <text:p>0.00067073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style-name="Default" office:value-type="float" office:value="0.000656353">
            <text:p>0.00065635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style-name="Default" office:value-type="float" office:value="0.000634431">
            <text:p>0.00063443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style-name="Default" office:value-type="float" office:value="0.000588026">
            <text:p>0.00058802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Default" office:value-type="float" office:value="0.000582703">
            <text:p>0.00058270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style-name="Default" office:value-type="float" office:value="0.000549891">
            <text:p>0.00054989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Default" office:value-type="float" office:value="0.00052762">
            <text:p>0.0005276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style-name="Default" office:value-type="float" office:value="0.000499119">
            <text:p>0.00049911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style-name="Default" office:value-type="float" office:value="0.000480759">
            <text:p>0.00048075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Default" office:value-type="float" office:value="0.000465784">
            <text:p>0.00046578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style-name="Default" office:value-type="float" office:value="0.000452245">
            <text:p>0.00045224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Default" office:value-type="float" office:value="0.000433321">
            <text:p>0.00043332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style-name="Default" office:value-type="float" office:value="0.000407605">
            <text:p>0.00040760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style-name="Default" office:value-type="float" office:value="0.000398234">
            <text:p>0.00039823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Default" office:value-type="float" office:value="0.000385926">
            <text:p>0.00038592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Default" office:value-type="float" office:value="0.000365609">
            <text:p>0.00036560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style-name="Default" office:value-type="float" office:value="0.00035703">
            <text:p>0.0003570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style-name="Default" office:value-type="float" office:value="0.000348945">
            <text:p>0.00034894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style-name="Default" office:value-type="float" office:value="0.000329177">
            <text:p>0.00032917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style-name="Default" office:value-type="float" office:value="0.000317137">
            <text:p>0.00031713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Default" office:value-type="float" office:value="0.000313044">
            <text:p>0.00031304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Default" office:value-type="float" office:value="0.000301327">
            <text:p>0.00030132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style-name="Default" office:value-type="float" office:value="0.000286463">
            <text:p>0.00028646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Default" office:value-type="float" office:value="0.000278219">
            <text:p>0.00027821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style-name="Default" office:value-type="float" office:value="0.000269948">
            <text:p>0.00026994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Default" office:value-type="float" office:value="0.000259314">
            <text:p>0.00025931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Default" office:value-type="float" office:value="0.000249882">
            <text:p>0.00024988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style-name="Default" office:value-type="float" office:value="0.000243532">
            <text:p>0.00024353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style-name="Default" office:value-type="float" office:value="0.000240759">
            <text:p>0.0002407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Default" office:value-type="float" office:value="0.000231097">
            <text:p>0.00023109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style-name="Default" office:value-type="float" office:value="0.000220087">
            <text:p>0.00022008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style-name="Default" office:value-type="float" office:value="0.000215088">
            <text:p>0.00021508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style-name="Default" office:value-type="float" office:value="0.000210588">
            <text:p>0.00021058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style-name="Default" office:value-type="float" office:value="0.000202414">
            <text:p>0.00020241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Default" office:value-type="float" office:value="0.000196272">
            <text:p>0.00019627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Default" office:value-type="float" office:value="0.000191488">
            <text:p>0.00019148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Default" office:value-type="float" office:value="0.000183204">
            <text:p>0.00018320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style-name="Default" office:value-type="float" office:value="0.00018261">
            <text:p>0.0001826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style-name="Default" office:value-type="float" office:value="0.000176922">
            <text:p>0.00017692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style-name="Default" office:value-type="float" office:value="0.000169138">
            <text:p>0.00016913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style-name="Default" office:value-type="float" office:value="0.000165364">
            <text:p>0.00016536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Default" office:value-type="float" office:value="0.000162896">
            <text:p>0.00016289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style-name="Default" office:value-type="float" office:value="0.000158101">
            <text:p>0.00015810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style-name="Default" office:value-type="float" office:value="0.000151464">
            <text:p>0.00015146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style-name="Default" office:value-type="float" office:value="0.000150156">
            <text:p>0.00015015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Default" office:value-type="float" office:value="0.000142891">
            <text:p>0.00014289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style-name="Default" office:value-type="float" office:value="0.000140592">
            <text:p>0.00014059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style-name="Default" office:value-type="float" office:value="0.000135087">
            <text:p>0.00013508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style-name="Default" office:value-type="float" office:value="0.000134458">
            <text:p>0.00013445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style-name="Default" office:value-type="float" office:value="0.000128752">
            <text:p>0.00012875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style-name="Default" office:value-type="float" office:value="0.0001257">
            <text:p>0.000125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style-name="Default" office:value-type="float" office:value="0.000123483">
            <text:p>0.00012348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style-name="Default" office:value-type="float" office:value="0.000121723">
            <text:p>0.00012172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style-name="Default" office:value-type="float" office:value="0.000118133">
            <text:p>0.00011813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style-name="Default" office:value-type="float" office:value="0.000114705">
            <text:p>0.00011470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Default" office:value-type="float" office:value="0.00011249">
            <text:p>0.0001124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style-name="Default" office:value-type="float" office:value="0.000107496">
            <text:p>0.00010749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style-name="Default" office:value-type="float" office:value="0.000106026">
            <text:p>0.00010602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style-name="Default" office:value-type="float" office:value="0.000104702">
            <text:p>0.00010470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style-name="Default" office:value-type="float" office:value="0.000101004">
            <text:p>0.00010100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000987404">
            <text:p>9.87E-00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000958403">
            <text:p>9.58E-00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950444">
            <text:p>9.50E-00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000914534">
            <text:p>9.15E-00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000906961">
            <text:p>9.07E-00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000871609">
            <text:p>8.72E-00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000851212">
            <text:p>8.51E-00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000848155">
            <text:p>8.48E-00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000813427">
            <text:p>8.13E-00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000810299">
            <text:p>8.10E-00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000794591">
            <text:p>7.95E-00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00076388">
            <text:p>7.64E-00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000745973">
            <text:p>7.46E-00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000744254">
            <text:p>7.44E-00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000728071">
            <text:p>7.28E-00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000709498">
            <text:p>7.09E-00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000684637">
            <text:p>6.85E-00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000682006">
            <text:p>6.82E-00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000664741">
            <text:p>6.65E-00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000650527">
            <text:p>6.51E-00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000640478">
            <text:p>6.40E-00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000625645">
            <text:p>6.26E-00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000609288">
            <text:p>6.09E-00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000604023">
            <text:p>6.04E-00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000583371">
            <text:p>5.83E-00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000571596">
            <text:p>5.72E-00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000568113">
            <text:p>5.68E-00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0005549">
            <text:p>5.55E-00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000544799">
            <text:p>5.45E-00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000532807">
            <text:p>5.33E-00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00052666">
            <text:p>5.27E-00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000507533">
            <text:p>5.08E-00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000505775">
            <text:p>5.06E-00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000489371">
            <text:p>4.89E-00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00048503">
            <text:p>4.85E-00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000471907">
            <text:p>4.72E-00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000463543">
            <text:p>4.64E-00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000457466">
            <text:p>4.57E-00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00044624">
            <text:p>4.46E-00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000438966">
            <text:p>4.39E-00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000436385">
            <text:p>4.36E-00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000422155">
            <text:p>4.22E-00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000419754">
            <text:p>4.20E-00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00040988">
            <text:p>4.10E-00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000405476">
            <text:p>4.05E-00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000396079">
            <text:p>3.96E-00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00038638">
            <text:p>3.86E-00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000385385">
            <text:p>3.85E-00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000378192">
            <text:p>3.78E-00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000366934">
            <text:p>3.67E-00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000365445">
            <text:p>3.65E-00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000356984">
            <text:p>3.57E-00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000350126">
            <text:p>3.50E-00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000345376">
            <text:p>3.45E-00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000340949">
            <text:p>3.41E-00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000336365">
            <text:p>3.36E-00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000329531">
            <text:p>3.30E-00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000322777">
            <text:p>3.23E-00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000316959">
            <text:p>3.17E-00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000314002">
            <text:p>3.14E-00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000306396">
            <text:p>3.06E-00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000305449">
            <text:p>3.05E-00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000298482">
            <text:p>2.98E-00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000291865">
            <text:p>2.92E-00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000291336">
            <text:p>2.91E-00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000284605">
            <text:p>2.85E-00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000281255">
            <text:p>2.81E-00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000276057">
            <text:p>2.76E-00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000273154">
            <text:p>2.73E-00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000267816">
            <text:p>2.68E-00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000263669">
            <text:p>2.64E-00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000259478">
            <text:p>2.59E-00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000255953">
            <text:p>2.56E-00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000250426">
            <text:p>2.50E-00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248589">
            <text:p>2.49E-00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000242909">
            <text:p>2.43E-00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000240411">
            <text:p>2.40E-00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000238008">
            <text:p>2.38E-00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000234151">
            <text:p>2.34E-00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000230785">
            <text:p>2.31E-00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000226188">
            <text:p>2.26E-00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000224467">
            <text:p>2.24E-00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000220261">
            <text:p>2.20E-00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000219068">
            <text:p>2.19E-00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000213869">
            <text:p>2.14E-00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000211162">
            <text:p>2.11E-00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000208152">
            <text:p>2.08E-00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000206086">
            <text:p>2.06E-00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000202101">
            <text:p>2.02E-00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000198764">
            <text:p>1.99E-00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00019632">
            <text:p>1.96E-00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000195361">
            <text:p>1.95E-00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000191281">
            <text:p>1.91E-00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000189666">
            <text:p>1.90E-00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000187394">
            <text:p>1.87E-00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00018357">
            <text:p>1.84E-00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000181523">
            <text:p>1.82E-00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000178987">
            <text:p>1.79E-00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000177591">
            <text:p>1.78E-00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000175114">
            <text:p>1.75E-00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000171815">
            <text:p>1.72E-00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00017084">
            <text:p>1.71E-005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000168138">
            <text:p>1.68E-00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000165766">
            <text:p>1.66E-00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000164369">
            <text:p>1.64E-00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0001615">
            <text:p>1.62E-00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0001588">
            <text:p>1.59E-00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000157075">
            <text:p>1.57E-00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000154529">
            <text:p>1.55E-00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000153352">
            <text:p>1.53E-00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000151056">
            <text:p>1.51E-00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000148849">
            <text:p>1.49E-00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000146707">
            <text:p>1.47E-00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000145805">
            <text:p>1.46E-00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000143801">
            <text:p>1.44E-00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000141691">
            <text:p>1.42E-005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00013985">
            <text:p>1.40E-00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000139098">
            <text:p>1.39E-00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000136455">
            <text:p>1.36E-00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000134951">
            <text:p>1.35E-00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000133219">
            <text:p>1.33E-00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000132239">
            <text:p>1.32E-00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000129896">
            <text:p>1.30E-00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000129331">
            <text:p>1.29E-00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000126771">
            <text:p>1.27E-00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000124979">
            <text:p>1.25E-00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000124511">
            <text:p>1.25E-00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000123184">
            <text:p>1.23E-00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000121468">
            <text:p>1.21E-00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000119414">
            <text:p>1.19E-0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18161">
            <text:p>1.18E-005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000116553">
            <text:p>1.17E-005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00011633">
            <text:p>1.16E-00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000113959">
            <text:p>1.14E-00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0001128">
            <text:p>1.13E-00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000112485">
            <text:p>1.12E-00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000110703">
            <text:p>1.11E-00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000109729">
            <text:p>1.10E-00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000108061">
            <text:p>1.08E-00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000106961">
            <text:p>1.07E-005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000105107">
            <text:p>1.05E-00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000104433">
            <text:p>1.04E-00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000103775">
            <text:p>1.04E-005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000102591">
            <text:p>1.03E-00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00010071">
            <text:p>1.01E-00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0000995602">
            <text:p>9.96E-00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0000985196">
            <text:p>9.85E-006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0000972512">
            <text:p>9.73E-006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0000970278">
            <text:p>9.70E-00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0000955502">
            <text:p>9.56E-00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0000945266">
            <text:p>9.45E-00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0000938313">
            <text:p>9.38E-00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0000928779">
            <text:p>9.29E-006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0000919601">
            <text:p>9.20E-00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0000910508">
            <text:p>9.11E-00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0000899854">
            <text:p>9.00E-00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0000888523">
            <text:p>8.89E-00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0000874681">
            <text:p>8.75E-00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000087198">
            <text:p>8.72E-00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0000859852">
            <text:p>8.60E-00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0000849246">
            <text:p>8.49E-00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0000845348">
            <text:p>8.45E-00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0000833043">
            <text:p>8.33E-00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0000825967">
            <text:p>8.26E-00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0000817574">
            <text:p>8.18E-00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000081041">
            <text:p>8.10E-00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0000800332">
            <text:p>8.00E-00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000788516">
            <text:p>7.89E-00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0000781259">
            <text:p>7.81E-00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0000776116">
            <text:p>7.76E-00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0000767022">
            <text:p>7.67E-00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0000759529">
            <text:p>7.60E-00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0000750045">
            <text:p>7.50E-00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0000741464">
            <text:p>7.41E-00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739326">
            <text:p>7.39E-00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000072965">
            <text:p>7.30E-00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0000720251">
            <text:p>7.20E-00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0000714568">
            <text:p>7.15E-00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0000707199">
            <text:p>7.07E-00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0000701447">
            <text:p>7.01E-00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0000694232">
            <text:p>6.94E-00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0000686496">
            <text:p>6.86E-00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0000682799">
            <text:p>6.83E-00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0000671444">
            <text:p>6.71E-00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000066651">
            <text:p>6.67E-00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000066156">
            <text:p>6.62E-00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0000653164">
            <text:p>6.53E-00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0000647841">
            <text:p>6.48E-00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0000642889">
            <text:p>6.43E-00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0000635716">
            <text:p>6.36E-00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0000629502">
            <text:p>6.30E-00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0000625101">
            <text:p>6.25E-00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0000621304">
            <text:p>6.21E-00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0000612252">
            <text:p>6.12E-00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0000609189">
            <text:p>6.09E-006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000060275">
            <text:p>6.03E-006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0000594316">
            <text:p>5.94E-00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0000590745">
            <text:p>5.91E-00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0000583213">
            <text:p>5.83E-00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0000582522">
            <text:p>5.83E-006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0000573557">
            <text:p>5.74E-006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000056748">
            <text:p>5.67E-00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0000563184">
            <text:p>5.63E-00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0000560168">
            <text:p>5.60E-00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0000556359">
            <text:p>5.56E-006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00005496">
            <text:p>5.50E-006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0000543472">
            <text:p>5.43E-00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0000541555">
            <text:p>5.42E-00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0000533636">
            <text:p>5.34E-00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0000530186">
            <text:p>5.30E-006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0000523717">
            <text:p>5.24E-00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000052121">
            <text:p>5.21E-00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0000513621">
            <text:p>5.14E-00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0000510736">
            <text:p>5.11E-00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0000508077">
            <text:p>5.08E-00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0000500366">
            <text:p>5.00E-00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0000498197">
            <text:p>4.98E-00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0000493037">
            <text:p>4.93E-006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0000490224">
            <text:p>4.90E-006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0000483274">
            <text:p>4.83E-006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0000480151">
            <text:p>4.80E-006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0000477979">
            <text:p>4.78E-006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0000472978">
            <text:p>4.73E-006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000046782">
            <text:p>4.68E-00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0000459125">
            <text:p>4.59E-006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0000455126">
            <text:p>4.55E-006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0000452963">
            <text:p>4.53E-006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0000447565">
            <text:p>4.48E-00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0000445381">
            <text:p>4.45E-00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0000442439">
            <text:p>4.42E-00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0000434765">
            <text:p>4.35E-00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0000431996">
            <text:p>4.32E-00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0000426857">
            <text:p>4.27E-006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0000424728">
            <text:p>4.25E-006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0000419999">
            <text:p>4.20E-00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0000414704">
            <text:p>4.15E-006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0000414008">
            <text:p>4.14E-006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0000408298">
            <text:p>4.08E-006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0000406785">
            <text:p>4.07E-006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000040221">
            <text:p>4.02E-006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0000400363">
            <text:p>4.00E-00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0000396665">
            <text:p>3.97E-006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0000393991">
            <text:p>3.94E-006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0000389321">
            <text:p>3.89E-006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0000385412">
            <text:p>3.85E-00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0000383626">
            <text:p>3.84E-006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0000380636">
            <text:p>3.81E-00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0000376643">
            <text:p>3.77E-006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0000375915">
            <text:p>3.76E-006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0000373169">
            <text:p>3.73E-006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0000369096">
            <text:p>3.69E-00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0000361786">
            <text:p>3.62E-006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0000360366">
            <text:p>3.60E-00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0000358066">
            <text:p>3.58E-00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0000355889">
            <text:p>3.56E-006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0000351443">
            <text:p>3.51E-00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0000348711">
            <text:p>3.49E-006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0000345264">
            <text:p>3.45E-006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0000341187">
            <text:p>3.41E-006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0000337981">
            <text:p>3.38E-00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0000335286">
            <text:p>3.35E-00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0000332503">
            <text:p>3.33E-006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0000330748">
            <text:p>3.31E-006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0000328618">
            <text:p>3.29E-006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0000325355">
            <text:p>3.25E-006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0000322119">
            <text:p>3.22E-006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0000320741">
            <text:p>3.21E-006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000031905">
            <text:p>3.19E-0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0000316922">
            <text:p>3.17E-006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0000313324">
            <text:p>3.13E-00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310847">
            <text:p>3.11E-006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0000309562">
            <text:p>3.10E-00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000030671">
            <text:p>3.07E-00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000030493">
            <text:p>3.05E-006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0000303138">
            <text:p>3.03E-00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0000299583">
            <text:p>3.00E-006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0000297967">
            <text:p>2.98E-00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0000295218">
            <text:p>2.95E-006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0000294407">
            <text:p>2.94E-006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0000292263">
            <text:p>2.92E-006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000028848">
            <text:p>2.88E-006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0000288072">
            <text:p>2.88E-006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0000285667">
            <text:p>2.86E-006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0000282483">
            <text:p>2.82E-006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0000281624">
            <text:p>2.82E-006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0000278795">
            <text:p>2.79E-006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0000276596">
            <text:p>2.77E-006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0000274964">
            <text:p>2.75E-006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0000273312">
            <text:p>2.73E-006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0000270178">
            <text:p>2.70E-006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0000268717">
            <text:p>2.69E-006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0000267482">
            <text:p>2.67E-006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0000265123">
            <text:p>2.65E-006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0000263541">
            <text:p>2.64E-006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0000260804">
            <text:p>2.61E-006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000025901">
            <text:p>2.59E-006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0000255367">
            <text:p>2.55E-006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0000254719">
            <text:p>2.55E-006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0000253001">
            <text:p>2.53E-00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0000250089">
            <text:p>2.50E-006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0000248016">
            <text:p>2.48E-006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0000245927">
            <text:p>2.46E-006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0000243072">
            <text:p>2.43E-006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0000241558">
            <text:p>2.42E-006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0000239448">
            <text:p>2.39E-006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0000236895">
            <text:p>2.37E-006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0000235469">
            <text:p>2.35E-006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0000234588">
            <text:p>2.35E-006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0000233134">
            <text:p>2.33E-006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0000231152">
            <text:p>2.31E-00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0000230032">
            <text:p>2.30E-006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0000227285">
            <text:p>2.27E-006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0000225604">
            <text:p>2.26E-006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0000224594">
            <text:p>2.25E-006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0000223164">
            <text:p>2.23E-006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0000221555">
            <text:p>2.22E-00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0000218971">
            <text:p>2.19E-006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000021755">
            <text:p>2.18E-006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0000212699">
            <text:p>2.13E-006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0000212151">
            <text:p>2.12E-006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0000210921">
            <text:p>2.11E-006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0000209423">
            <text:p>2.09E-006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0000207062">
            <text:p>2.07E-00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0000206153">
            <text:p>2.06E-006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0000205465">
            <text:p>2.05E-006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0000202875">
            <text:p>2.03E-006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000020214">
            <text:p>2.02E-006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0000201222">
            <text:p>2.01E-006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0000198918">
            <text:p>1.99E-00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0000196565">
            <text:p>1.97E-006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0000196098">
            <text:p>1.96E-006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0000194173">
            <text:p>1.94E-006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0000192636">
            <text:p>1.93E-006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000019174">
            <text:p>1.92E-006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0000191021">
            <text:p>1.91E-006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0000189734">
            <text:p>1.90E-006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0000188302">
            <text:p>1.88E-006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0000186744">
            <text:p>1.87E-006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0000186464">
            <text:p>1.86E-006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0000185186">
            <text:p>1.85E-006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0000183417">
            <text:p>1.83E-006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0000182985">
            <text:p>1.83E-006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0000181259">
            <text:p>1.81E-006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0000180575">
            <text:p>1.81E-006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0000179462">
            <text:p>1.79E-006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0000178001">
            <text:p>1.78E-006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000017549">
            <text:p>1.75E-006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0000174644">
            <text:p>1.75E-006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0000173699">
            <text:p>1.74E-006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0000172012">
            <text:p>1.72E-00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0000170492">
            <text:p>1.70E-006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0000169013">
            <text:p>1.69E-006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0000168442">
            <text:p>1.68E-006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0000166753">
            <text:p>1.67E-006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0000165613">
            <text:p>1.66E-006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0000162163">
            <text:p>1.62E-006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0.00000155463">
            <text:p>1.55E-006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0.0000015455">
            <text:p>1.55E-006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0.00000153697">
            <text:p>1.54E-006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0.00000152651">
            <text:p>1.53E-006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0.00000151958">
            <text:p>1.52E-006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0.00000151095">
            <text:p>1.51E-00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0.0000014985">
            <text:p>1.50E-00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148831">
            <text:p>1.49E-006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0.0000014785">
            <text:p>1.48E-006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0.00000146426">
            <text:p>1.46E-006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.00000146103">
            <text:p>1.46E-006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0.00000145346">
            <text:p>1.45E-006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0.00000143459">
            <text:p>1.43E-006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0.00000142433">
            <text:p>1.42E-006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0.00000141199">
            <text:p>1.41E-006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0.00000139394">
            <text:p>1.39E-006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0.00000138705">
            <text:p>1.39E-006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0.00000138162">
            <text:p>1.38E-006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0.00000136755">
            <text:p>1.37E-00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0.00000135968">
            <text:p>1.36E-006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0.00000134987">
            <text:p>1.35E-006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0.0000013334">
            <text:p>1.33E-006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0.00000132727">
            <text:p>1.33E-006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0.00000132041">
            <text:p>1.32E-006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0.00000130647">
            <text:p>1.31E-006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0.00000130205">
            <text:p>1.30E-006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0.00000129543">
            <text:p>1.30E-006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0.00000128742">
            <text:p>1.29E-006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0.00000127757">
            <text:p>1.28E-006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0.00000127424">
            <text:p>1.27E-00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00000126926">
            <text:p>1.27E-006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0.00000125765">
            <text:p>1.26E-00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0.00000124776">
            <text:p>1.25E-006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0.00000122355">
            <text:p>1.22E-006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0.00000121543">
            <text:p>1.22E-00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0.00000121505">
            <text:p>1.22E-006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0.00000120562">
            <text:p>1.21E-006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0.00000119715">
            <text:p>1.20E-006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0.00000119351">
            <text:p>1.19E-00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0.0000011717">
            <text:p>1.17E-006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0.00000116826">
            <text:p>1.17E-006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0.00000115954">
            <text:p>1.16E-006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0.00000115336">
            <text:p>1.15E-00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00000113283">
            <text:p>1.13E-00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0.00000113025">
            <text:p>1.13E-006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0.00000112115">
            <text:p>1.12E-006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0.00000109307">
            <text:p>1.09E-006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0.00000109079">
            <text:p>1.09E-006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0.00000108558">
            <text:p>1.09E-006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0.00000107813">
            <text:p>1.08E-006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0.000001066">
            <text:p>1.07E-006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0.00000105946">
            <text:p>1.06E-006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0.00000105301">
            <text:p>1.05E-006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0.00000104565">
            <text:p>1.05E-006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0.00000104047">
            <text:p>1.04E-006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000001025">
            <text:p>1.03E-006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0.00000100872">
            <text:p>1.01E-006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0.00000100006">
            <text:p>1.00E-006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0.000000989808">
            <text:p>9.90E-007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0.000000982828">
            <text:p>9.83E-007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0.000000962001">
            <text:p>9.62E-007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0.000000955237">
            <text:p>9.55E-007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0.000000948779">
            <text:p>9.49E-007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0.00000093965">
            <text:p>9.40E-007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0.000000932809">
            <text:p>9.33E-007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0.000000930224">
            <text:p>9.30E-007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0.000000913809">
            <text:p>9.14E-007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0.000000910039">
            <text:p>9.10E-007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0.000000905762">
            <text:p>9.06E-007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0.000000897333">
            <text:p>8.97E-007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0.000000884076">
            <text:p>8.84E-007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0.000000879543">
            <text:p>8.80E-007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.00000087245">
            <text:p>8.72E-007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0.000000865316">
            <text:p>8.65E-007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0.000000862473">
            <text:p>8.62E-007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0.000000849352">
            <text:p>8.49E-007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0.000000841057">
            <text:p>8.41E-007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0.000000830299">
            <text:p>8.30E-007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0.000000826205">
            <text:p>8.26E-007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0.00000081879">
            <text:p>8.19E-007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0.000000808751">
            <text:p>8.09E-007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0.000000807098">
            <text:p>8.07E-007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0.000000800088">
            <text:p>8.00E-007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0.000000792498">
            <text:p>7.92E-007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0.000000792233">
            <text:p>7.92E-007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0.000000787961">
            <text:p>7.88E-007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0.000000779315">
            <text:p>7.79E-007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0.000000775224">
            <text:p>7.75E-007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0.000000769218">
            <text:p>7.69E-00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000000759411">
            <text:p>7.59E-007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0.00000075903">
            <text:p>7.59E-007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0.000000750759">
            <text:p>7.51E-007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0.000000726924">
            <text:p>7.27E-007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0.00000071819">
            <text:p>7.18E-007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0.000000711537">
            <text:p>7.12E-007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0.00000070474">
            <text:p>7.05E-0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000000694169">
            <text:p>6.94E-007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0.000000689905">
            <text:p>6.90E-007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0.000000685128">
            <text:p>6.85E-007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0.000000681853">
            <text:p>6.82E-007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0.000000665664">
            <text:p>6.66E-007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0.000000659277">
            <text:p>6.59E-007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0.000000653371">
            <text:p>6.53E-007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0.000000645066">
            <text:p>6.45E-007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0.000000640746">
            <text:p>6.41E-007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0.000000637567">
            <text:p>6.38E-007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000000635438">
            <text:p>6.35E-007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0.000000631186">
            <text:p>6.31E-007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0.000000628287">
            <text:p>6.28E-007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0.00000062609">
            <text:p>6.26E-007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0.000000622051">
            <text:p>6.22E-007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0.000000619436">
            <text:p>6.19E-007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0.000000611338">
            <text:p>6.11E-007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0.000000608508">
            <text:p>6.09E-007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0.000000605756">
            <text:p>6.06E-007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0.000000596746">
            <text:p>5.97E-007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0.000000593556">
            <text:p>5.94E-007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0.000000587763">
            <text:p>5.88E-00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0582433">
            <text:p>5.82E-007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0.000000580142">
            <text:p>5.80E-0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0.000000571934">
            <text:p>5.72E-007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0.00000056921">
            <text:p>5.69E-007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0.000000565289">
            <text:p>5.65E-007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0.000000563388">
            <text:p>5.63E-007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0.000000560765">
            <text:p>5.61E-00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0.000000554426">
            <text:p>5.54E-007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0.000000553559">
            <text:p>5.54E-007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.000000546049">
            <text:p>5.46E-007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0.000000539895">
            <text:p>5.40E-007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0.000000537183">
            <text:p>5.37E-007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0.000000532289">
            <text:p>5.32E-007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0.000000530612">
            <text:p>5.31E-007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0.000000528794">
            <text:p>5.29E-007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0.00000052232">
            <text:p>5.22E-007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0.0000005167">
            <text:p>5.17E-007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0.000000511812">
            <text:p>5.12E-007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0.000000505839">
            <text:p>5.06E-007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0.000000504178">
            <text:p>5.04E-007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000000492181">
            <text:p>4.92E-007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0.00000049048">
            <text:p>4.90E-007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0.000000487851">
            <text:p>4.88E-007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0.000000486004">
            <text:p>4.86E-007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0.000000477707">
            <text:p>4.78E-007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0.000000470997">
            <text:p>4.71E-007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0.000000465623">
            <text:p>4.66E-007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0.000000461045">
            <text:p>4.61E-007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0.000000455761">
            <text:p>4.56E-007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0.000000453424">
            <text:p>4.53E-007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0.00000045099">
            <text:p>4.51E-007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0.000000448531">
            <text:p>4.49E-007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.000000440138">
            <text:p>4.40E-007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0.000000438974">
            <text:p>4.39E-007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.000000435317">
            <text:p>4.35E-007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0.000000432805">
            <text:p>4.33E-007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0.000000428475">
            <text:p>4.28E-007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0.000000416748">
            <text:p>4.17E-007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0.000000416438">
            <text:p>4.16E-007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0.000000411293">
            <text:p>4.11E-007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0.000000407022">
            <text:p>4.07E-007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0.000000405207">
            <text:p>4.05E-007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0.000000403645">
            <text:p>4.04E-007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0.00000040059">
            <text:p>4.01E-007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0.000000393359">
            <text:p>3.93E-007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0389792">
            <text:p>3.90E-007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.000000381394">
            <text:p>3.81E-007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0.000000378295">
            <text:p>3.78E-007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0.000000377537">
            <text:p>3.78E-007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0.000000374275">
            <text:p>3.74E-007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0.000000371007">
            <text:p>3.71E-007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0.000000360461">
            <text:p>3.60E-007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0.000000359104">
            <text:p>3.59E-007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0.000000352153">
            <text:p>3.52E-007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0.00000034854">
            <text:p>3.49E-007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0.000000346201">
            <text:p>3.46E-007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0.000000345682">
            <text:p>3.46E-007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0.000000344579">
            <text:p>3.45E-007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.000000336863">
            <text:p>3.37E-007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0.000000331869">
            <text:p>3.32E-007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0.000000330641">
            <text:p>3.31E-007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0.000000326359">
            <text:p>3.26E-007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0.000000322552">
            <text:p>3.23E-007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0.000000321958">
            <text:p>3.22E-007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0.000000321107">
            <text:p>3.21E-007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0.000000311421">
            <text:p>3.11E-007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0.000000309304">
            <text:p>3.09E-007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0.000000303518">
            <text:p>3.04E-007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0.000000298642">
            <text:p>2.99E-007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0.000000297127">
            <text:p>2.97E-007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0.000000288344">
            <text:p>2.88E-007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0.000000286093">
            <text:p>2.86E-007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0.000000277985">
            <text:p>2.78E-007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000000273502">
            <text:p>2.74E-007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0.000000272338">
            <text:p>2.72E-007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0.000000270126">
            <text:p>2.70E-007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0.000000268311">
            <text:p>2.68E-007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0.000000265366">
            <text:p>2.65E-007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0.000000263737">
            <text:p>2.64E-007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0.000000257579">
            <text:p>2.58E-007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0.000000253395">
            <text:p>2.53E-007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0.000000252265">
            <text:p>2.52E-007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0.000000248627">
            <text:p>2.49E-007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0.000000239843">
            <text:p>2.40E-007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0.00000023724">
            <text:p>2.37E-007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0.000000233562">
            <text:p>2.34E-007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0.00000022808">
            <text:p>2.28E-007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0.000000224096">
            <text:p>2.24E-007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0.000000223553">
            <text:p>2.24E-007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0.000000221421">
            <text:p>2.21E-007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0.000000220019">
            <text:p>2.20E-007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0.00000021958">
            <text:p>2.20E-007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0.000000218689">
            <text:p>2.19E-007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0.000000217561">
            <text:p>2.18E-007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0.000000212697">
            <text:p>2.13E-007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0.000000211881">
            <text:p>2.12E-007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0.000000208409">
            <text:p>2.08E-007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0.00000020788">
            <text:p>2.08E-007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0.000000202546">
            <text:p>2.03E-007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0.000000196649">
            <text:p>1.97E-007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0.000000195858">
            <text:p>1.96E-007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0.000000193723">
            <text:p>1.94E-007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0.000000191831">
            <text:p>1.92E-007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0.000000186303">
            <text:p>1.86E-007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0.000000185041">
            <text:p>1.85E-007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0.000000180864">
            <text:p>1.81E-007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0.000000180373">
            <text:p>1.80E-007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0.000000178225">
            <text:p>1.78E-007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0.000000173601">
            <text:p>1.74E-007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0.00000017316">
            <text:p>1.73E-007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0.000000172114">
            <text:p>1.72E-007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0.000000170739">
            <text:p>1.71E-007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0.000000163555">
            <text:p>1.64E-007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0.000000162808">
            <text:p>1.63E-007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0.000000157887">
            <text:p>1.58E-007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0.000000153322">
            <text:p>1.53E-007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0.000000149576">
            <text:p>1.50E-007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0.000000144011">
            <text:p>1.44E-007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0.000000138231">
            <text:p>1.38E-007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0.000000134986">
            <text:p>1.35E-007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0.000000128273">
            <text:p>1.28E-007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0.000000125136">
            <text:p>1.25E-007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0.000000123447">
            <text:p>1.23E-007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0.000000119603">
            <text:p>1.20E-007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0.000000119396">
            <text:p>1.19E-007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0.00000011819">
            <text:p>1.18E-007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0.000000117953">
            <text:p>1.18E-007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0.000000116204">
            <text:p>1.16E-007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0.000000107238">
            <text:p>1.07E-007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0.000000103192">
            <text:p>1.03E-007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0.000000102272">
            <text:p>1.02E-007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0.0000000997031">
            <text:p>9.97E-008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0.0000000986759">
            <text:p>9.87E-008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0.0000000982101">
            <text:p>9.82E-008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0.0000000932884">
            <text:p>9.33E-008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0.0000000918667">
            <text:p>9.19E-008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0.0000000898474">
            <text:p>8.98E-008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0.0000000889095">
            <text:p>8.89E-008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0.0000000829769">
            <text:p>8.30E-008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0.0000000805376">
            <text:p>8.05E-008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0.0000000798008">
            <text:p>7.98E-008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0.0000000791757">
            <text:p>7.92E-008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0.0000000772944">
            <text:p>7.73E-008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0.0000000764483">
            <text:p>7.64E-008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0.000000076308">
            <text:p>7.63E-008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0.0000000744601">
            <text:p>7.45E-008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0.0000000681029">
            <text:p>6.81E-008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0.0000000672954">
            <text:p>6.73E-008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0.0000000672579">
            <text:p>6.73E-008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0.0000000649169">
            <text:p>6.49E-008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0.0000000632976">
            <text:p>6.33E-008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0.0000000619233">
            <text:p>6.19E-008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0.0000000613963">
            <text:p>6.14E-008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0.0000000609728">
            <text:p>6.10E-008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0.0000000608671">
            <text:p>6.09E-008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0.0000000606408">
            <text:p>6.06E-008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0.0000000557027">
            <text:p>5.57E-008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0.0000000543949">
            <text:p>5.44E-008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0.0000000535637">
            <text:p>5.36E-008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0.0000000524411">
            <text:p>5.24E-008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0.0000000504627">
            <text:p>5.05E-008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0.0000000484532">
            <text:p>4.85E-008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office:value-type="float" office:value="0.0000000430153">
            <text:p>4.30E-008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0.0000000413718">
            <text:p>4.14E-008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0.0000000380049">
            <text:p>3.80E-008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0.0000000350322">
            <text:p>3.50E-008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0.000000034967">
            <text:p>3.50E-008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0.0000000323791">
            <text:p>3.24E-008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0.0000000275576">
            <text:p>2.76E-008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0.0000000271128">
            <text:p>2.71E-008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office:value-type="float" office:value="0.0000000202901">
            <text:p>2.03E-008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office:value-type="float" office:value="0.0000000151615">
            <text:p>1.52E-008</text:p>
          </table:table-cell>
        </table:table-row>
        <table:table-row table:style-name="ro1">
          <table:table-cell office:value-type="float" office:value="2447">
            <text:p>2447</text:p>
          </table:table-cell>
          <table:table-cell office:value-type="float" office:value="0.0000000136483">
            <text:p>1.36E-008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float" office:value="0.0000000124233">
            <text:p>1.24E-008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float" office:value="0.0000000115596">
            <text:p>1.16E-008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office:value-type="float" office:value="0.00000000919815">
            <text:p>9.20E-009</text:p>
          </table:table-cell>
        </table:table-row>
        <table:table-row table:style-name="ro1">
          <table:table-cell office:value-type="float" office:value="2876">
            <text:p>2876</text:p>
          </table:table-cell>
          <table:table-cell office:value-type="float" office:value="0.00000000840596">
            <text:p>8.41E-009</text:p>
          </table:table-cell>
        </table:table-row>
        <table:table-row table:style-name="ro1">
          <table:table-cell office:value-type="float" office:value="3051">
            <text:p>3051</text:p>
          </table:table-cell>
          <table:table-cell office:value-type="float" office:value="0.00000000703676">
            <text:p>7.04E-009</text:p>
          </table:table-cell>
        </table:table-row>
        <table:table-row table:style-name="ro1">
          <table:table-cell office:value-type="float" office:value="3183">
            <text:p>3183</text:p>
          </table:table-cell>
          <table:table-cell office:value-type="float" office:value="0.00000000619815">
            <text:p>6.20E-009</text:p>
          </table:table-cell>
        </table:table-row>
        <table:table-row table:style-name="ro1">
          <table:table-cell office:value-type="float" office:value="3194">
            <text:p>3194</text:p>
          </table:table-cell>
          <table:table-cell office:value-type="float" office:value="0.00000000613519">
            <text:p>6.14E-009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0.00000000534628">
            <text:p>5.35E-009</text:p>
          </table:table-cell>
        </table:table-row>
        <table:table-row table:style-name="ro1">
          <table:table-cell office:value-type="float" office:value="3428">
            <text:p>3428</text:p>
          </table:table-cell>
          <table:table-cell office:value-type="float" office:value="0.00000000496298">
            <text:p>4.96E-009</text:p>
          </table:table-cell>
        </table:table-row>
        <table:table-row table:style-name="ro1">
          <table:table-cell office:value-type="float" office:value="3651">
            <text:p>3651</text:p>
          </table:table-cell>
          <table:table-cell office:value-type="float" office:value="0.00000000410743">
            <text:p>4.11E-009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office:value-type="float" office:value="0.00000000390755">
            <text:p>3.91E-009</text:p>
          </table:table-cell>
        </table:table-row>
        <table:table-row table:style-name="ro1">
          <table:table-cell office:value-type="float" office:value="3741">
            <text:p>3741</text:p>
          </table:table-cell>
          <table:table-cell office:value-type="float" office:value="0.00000000381723">
            <text:p>3.82E-009</text:p>
          </table:table-cell>
        </table:table-row>
        <table:table-row table:style-name="ro1">
          <table:table-cell office:value-type="float" office:value="3994">
            <text:p>3994</text:p>
          </table:table-cell>
          <table:table-cell office:value-type="float" office:value="0.00000000313676">
            <text:p>3.14E-009</text:p>
          </table:table-cell>
        </table:table-row>
        <table:table-row table:style-name="ro1">
          <table:table-cell office:value-type="float" office:value="4405">
            <text:p>4405</text:p>
          </table:table-cell>
          <table:table-cell office:value-type="float" office:value="0.00000000233942">
            <text:p>2.34E-009</text:p>
          </table:table-cell>
        </table:table-row>
        <table:table-row table:style-name="ro1">
          <table:table-cell office:value-type="float" office:value="5061">
            <text:p>5061</text:p>
          </table:table-cell>
          <table:table-cell office:value-type="float" office:value="0.00000000154227">
            <text:p>1.54E-009</text:p>
          </table:table-cell>
        </table:table-row>
        <table:table-row table:style-name="ro1">
          <table:table-cell office:value-type="float" office:value="5223">
            <text:p>5223</text:p>
          </table:table-cell>
          <table:table-cell office:value-type="float" office:value="0.00000000140342">
            <text:p>1.40E-009</text:p>
          </table:table-cell>
        </table:table-row>
        <table:table-row table:style-name="ro1">
          <table:table-cell office:value-type="float" office:value="6923">
            <text:p>6923</text:p>
          </table:table-cell>
          <table:table-cell office:value-type="float" office:value="0.00000000060256">
            <text:p>6.03E-010</text:p>
          </table:table-cell>
        </table:table-row>
        <table:table-row table:style-name="ro1">
          <table:table-cell office:value-type="float" office:value="13363">
            <text:p>13363</text:p>
          </table:table-cell>
          <table:table-cell office:value-type="float" office:value="0.0000000000838107">
            <text:p>8.38E-011</text:p>
          </table:table-cell>
        </table:table-row>
        <table:table-row table:style-name="ro1">
          <table:table-cell office:value-type="float" office:value="14636">
            <text:p>14636</text:p>
          </table:table-cell>
          <table:table-cell office:value-type="float" office:value="0.0000000000637882">
            <text:p>6.38E-011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PDF_TEST.A1:PDF_TEST.B78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1.A1:Sheet1.B7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8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 </meta:initial-creator>
    <meta:creation-date>2016-10-23T17:17:56</meta:creation-date>
    <dc:date>2016-10-27T15:32:34</dc:date>
    <dc:creator>Cat </dc:creator>
    <meta:editing-duration>PT12M58S</meta:editing-duration>
    <meta:editing-cycles>2</meta:editing-cycles>
    <meta:generator>LibreOffice/3.5$Linux_X86_64 LibreOffice_project/350m1$Build-2</meta:generator>
    <meta:document-statistic meta:table-count="4" meta:cell-count="31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5cm" svg:height="8.562cm" xlink:href=".." xlink:type="simple" chart:class="chart:bar" chart:style-name="ch1">
        <chart:legend chart:legend-position="end" svg:x="13.587cm" svg:y="3.982cm" style:legend-expansion="high" chart:style-name="ch2"/>
        <chart:plot-area chart:style-name="ch3" table:cell-range-address="PDF_TEST.A1:PDF_TEST.B782" chart:data-source-has-labels="column" svg:x="0.767cm" svg:y="0.819cm" svg:width="12.186cm" svg:height="7.152cm">
          <chartooo:coordinate-region svg:x="2.791cm" svg:y="1.018cm" svg:width="9.964cm" svg:height="5.908cm"/>
          <chart:axis chart:dimension="x" chart:name="primary-x" chart:style-name="ch4" chartooo:axis-type="auto">
            <chartooo:date-scale/>
            <chart:categories table:cell-range-address="PDF_TEST.A1:PDF_TEST.A7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DF_TEST.B1:PDF_TEST.B782" chart:class="chart:bar">
            <chart:data-point chart:repeated="7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DF_TEST.A1:PDF_TEST.A782</svg:desc>
                </draw:g>
              </table:table-cell>
              <table:table-cell office:value-type="float" office:value="0.180731">
                <text:p>0.180731</text:p>
                <draw:g>
                  <svg:desc>PDF_TEST.B1:PDF_TEST.B78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17431">
                <text:p>0.11743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11868">
                <text:p>0.1118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748692">
                <text:p>0.074869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62123">
                <text:p>0.06212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576599">
                <text:p>0.05765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41645">
                <text:p>0.044164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76102">
                <text:p>0.03761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339076">
                <text:p>0.033907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88276">
                <text:p>0.02882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3502">
                <text:p>0.02350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04915">
                <text:p>0.020491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17856">
                <text:p>0.01785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50612">
                <text:p>0.01506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135888">
                <text:p>0.013588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114048">
                <text:p>0.011404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113335">
                <text:p>0.011333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954126">
                <text:p>0.0095412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887762">
                <text:p>0.0088776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804891">
                <text:p>0.008048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682275">
                <text:p>0.0068227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0648052">
                <text:p>0.0064805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599901">
                <text:p>0.0059990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546609">
                <text:p>0.0054660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467372">
                <text:p>0.0046737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437891">
                <text:p>0.0043789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0400557">
                <text:p>0.0040055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0391927">
                <text:p>0.0039192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345626">
                <text:p>0.0034562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33292">
                <text:p>0.00332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98095">
                <text:p>0.0029809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289153">
                <text:p>0.0028915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0259937">
                <text:p>0.0025993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0248842">
                <text:p>0.0024884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022417">
                <text:p>0.002241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0206816">
                <text:p>0.0020681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0205428">
                <text:p>0.0020542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0180873">
                <text:p>0.0018087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179319">
                <text:p>0.0017931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0168598">
                <text:p>0.001685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57984">
                <text:p>0.0015798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01463">
                <text:p>0.00146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138708">
                <text:p>0.0013870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0128564">
                <text:p>0.0012856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0126733">
                <text:p>0.0012673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0120188">
                <text:p>0.0012018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0112554">
                <text:p>0.0011255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0104132">
                <text:p>0.0010413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0100592">
                <text:p>0.0010059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0094323">
                <text:p>0.000943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886102">
                <text:p>0.0008861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0085496">
                <text:p>0.0008549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00838489">
                <text:p>0.00083848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00779677">
                <text:p>0.00077967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757243">
                <text:p>0.00075724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00726777">
                <text:p>0.00072677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00670731">
                <text:p>0.00067073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00656353">
                <text:p>0.00065635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00634431">
                <text:p>0.00063443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0588026">
                <text:p>0.00058802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582703">
                <text:p>0.00058270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00549891">
                <text:p>0.00054989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0052762">
                <text:p>0.0005276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0499119">
                <text:p>0.00049911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00480759">
                <text:p>0.00048075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0465784">
                <text:p>0.0004657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00452245">
                <text:p>0.00045224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0433321">
                <text:p>0.00043332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00407605">
                <text:p>0.00040760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0398234">
                <text:p>0.0003982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385926">
                <text:p>0.00038592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00365609">
                <text:p>0.00036560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0035703">
                <text:p>0.0003570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00348945">
                <text:p>0.00034894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0329177">
                <text:p>0.00032917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00317137">
                <text:p>0.00031713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00313044">
                <text:p>0.00031304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0301327">
                <text:p>0.00030132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00286463">
                <text:p>0.00028646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00278219">
                <text:p>0.0002782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269948">
                <text:p>0.00026994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00259314">
                <text:p>0.00025931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00249882">
                <text:p>0.00024988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00243532">
                <text:p>0.00024353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00240759">
                <text:p>0.00024075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0231097">
                <text:p>0.0002310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0220087">
                <text:p>0.00022008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00215088">
                <text:p>0.00021508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00210588">
                <text:p>0.00021058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00202414">
                <text:p>0.0002024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96272">
                <text:p>0.00019627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000191488">
                <text:p>0.00019148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000183204">
                <text:p>0.00018320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00018261">
                <text:p>0.0001826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0176922">
                <text:p>0.00017692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000169138">
                <text:p>0.00016913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000165364">
                <text:p>0.00016536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00162896">
                <text:p>0.00016289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00158101">
                <text:p>0.00015810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00151464">
                <text:p>0.00015146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150156">
                <text:p>0.00015015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00142891">
                <text:p>0.00014289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0140592">
                <text:p>0.00014059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00135087">
                <text:p>0.00013508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00134458">
                <text:p>0.00013445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00128752">
                <text:p>0.00012875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001257">
                <text:p>0.000125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0123483">
                <text:p>0.00012348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00121723">
                <text:p>0.00012172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000118133">
                <text:p>0.00011813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114705">
                <text:p>0.00011470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00011249">
                <text:p>0.00011249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00107496">
                <text:p>0.00010749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000106026">
                <text:p>0.00010602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000104702">
                <text:p>0.0001047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000101004">
                <text:p>0.00010100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0000987404">
                <text:p>0.000098740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0000958403">
                <text:p>0.00009584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950444">
                <text:p>0.000095044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0000914534">
                <text:p>0.000091453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906961">
                <text:p>0.000090696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0000871609">
                <text:p>0.000087160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000851212">
                <text:p>0.000085121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00848155">
                <text:p>0.000084815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0000813427">
                <text:p>0.000081342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0000810299">
                <text:p>0.000081029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.0000794591">
                <text:p>0.000079459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.000076388">
                <text:p>0.00007638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00745973">
                <text:p>0.000074597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0000744254">
                <text:p>0.00007442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728071">
                <text:p>0.000072807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0000709498">
                <text:p>0.000070949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0000684637">
                <text:p>0.000068463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0000682006">
                <text:p>0.000068200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0000664741">
                <text:p>0.000066474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0000650527">
                <text:p>0.000065052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0000640478">
                <text:p>0.000064047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0000625645">
                <text:p>0.000062564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000609288">
                <text:p>0.0000609288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00604023">
                <text:p>0.00006040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583371">
                <text:p>0.000058337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000571596">
                <text:p>0.00005715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0000568113">
                <text:p>0.000056811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0005549">
                <text:p>0.0000554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000544799">
                <text:p>0.000054479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000532807">
                <text:p>0.000053280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00052666">
                <text:p>0.000052666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0000507533">
                <text:p>0.000050753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0000505775">
                <text:p>0.000050577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.0000489371">
                <text:p>0.000048937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48503">
                <text:p>0.00004850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.0000471907">
                <text:p>0.000047190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0000463543">
                <text:p>0.000046354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.0000457466">
                <text:p>0.000045746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.000044624">
                <text:p>0.00004462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0000438966">
                <text:p>0.000043896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.0000436385">
                <text:p>0.000043638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000422155">
                <text:p>0.000042215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0000419754">
                <text:p>0.000041975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.000040988">
                <text:p>0.00004098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405476">
                <text:p>0.000040547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.0000396079">
                <text:p>0.000039607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.000038638">
                <text:p>0.00003863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.0000385385">
                <text:p>0.000038538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0000378192">
                <text:p>0.000037819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0000366934">
                <text:p>0.000036693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0000365445">
                <text:p>0.000036544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.0000356984">
                <text:p>0.000035698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.0000350126">
                <text:p>0.0000350126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.0000345376">
                <text:p>0.000034537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340949">
                <text:p>0.0000340949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0000336365">
                <text:p>0.00003363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000329531">
                <text:p>0.000032953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000322777">
                <text:p>0.000032277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000316959">
                <text:p>0.000031695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000314002">
                <text:p>0.0000314002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000306396">
                <text:p>0.0000306396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000305449">
                <text:p>0.0000305449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000298482">
                <text:p>0.000029848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000291865">
                <text:p>0.000029186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291336">
                <text:p>0.000029133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000284605">
                <text:p>0.00002846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000281255">
                <text:p>0.000028125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000276057">
                <text:p>0.000027605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000273154">
                <text:p>0.000027315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000267816">
                <text:p>0.0000267816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.0000263669">
                <text:p>0.0000263669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.0000259478">
                <text:p>0.000025947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.0000255953">
                <text:p>0.0000255953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.0000250426">
                <text:p>0.00002504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248589">
                <text:p>0.0000248589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.0000242909">
                <text:p>0.0000242909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.0000240411">
                <text:p>0.000024041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.0000238008">
                <text:p>0.000023800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0000234151">
                <text:p>0.000023415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.0000230785">
                <text:p>0.000023078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0000226188">
                <text:p>0.000022618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0000224467">
                <text:p>0.000022446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0000220261">
                <text:p>0.0000220261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0000219068">
                <text:p>0.00002190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213869">
                <text:p>0.0000213869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0000211162">
                <text:p>0.000021116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0000208152">
                <text:p>0.000020815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.0000206086">
                <text:p>0.000020608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.0000202101">
                <text:p>0.000020210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.0000198764">
                <text:p>0.000019876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.000019632">
                <text:p>0.00001963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.0000195361">
                <text:p>0.000019536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000191281">
                <text:p>0.000019128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000189666">
                <text:p>0.000018966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187394">
                <text:p>0.000018739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.000018357">
                <text:p>0.00001835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0000181523">
                <text:p>0.000018152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.0000178987">
                <text:p>0.000017898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.0000177591">
                <text:p>0.000017759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.0000175114">
                <text:p>0.000017511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.0000171815">
                <text:p>0.000017181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.000017084">
                <text:p>0.00001708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0000168138">
                <text:p>0.000016813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.0000165766">
                <text:p>0.000016576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164369">
                <text:p>0.000016436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.00001615">
                <text:p>0.0000161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.00001588">
                <text:p>0.00001588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.0000157075">
                <text:p>0.000015707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.0000154529">
                <text:p>0.0000154529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.0000153352">
                <text:p>0.000015335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.0000151056">
                <text:p>0.0000151056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0000148849">
                <text:p>0.000014884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0000146707">
                <text:p>0.0000146707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000145805">
                <text:p>0.000014580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143801">
                <text:p>0.000014380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000141691">
                <text:p>0.0000141691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000013985">
                <text:p>0.00001398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000139098">
                <text:p>0.0000139098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000136455">
                <text:p>0.000013645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000134951">
                <text:p>0.0000134951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000133219">
                <text:p>0.000013321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000132239">
                <text:p>0.000013223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000129896">
                <text:p>0.00001298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000129331">
                <text:p>0.000012933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126771">
                <text:p>0.0000126771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000124979">
                <text:p>0.0000124979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00124511">
                <text:p>0.0000124511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.0000123184">
                <text:p>0.000012318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.0000121468">
                <text:p>0.000012146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00119414">
                <text:p>0.00001194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118161">
                <text:p>0.0000118161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.0000116553">
                <text:p>0.0000116553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000011633">
                <text:p>0.00001163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.0000113959">
                <text:p>0.000011395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1128">
                <text:p>0.0000112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.0000112485">
                <text:p>0.000011248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.0000110703">
                <text:p>0.000011070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000109729">
                <text:p>0.0000109729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0000108061">
                <text:p>0.0000108061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00106961">
                <text:p>0.0000106961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.0000105107">
                <text:p>0.0000105107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00104433">
                <text:p>0.0000104433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000103775">
                <text:p>0.0000103775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000102591">
                <text:p>0.000010259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10071">
                <text:p>0.00001007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0000995602">
                <text:p>0.00000995602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0000985196">
                <text:p>0.0000098519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00000972512">
                <text:p>0.00000972512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.00000970278">
                <text:p>0.00000970278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.00000955502">
                <text:p>0.00000955502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.00000945266">
                <text:p>0.00000945266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.00000938313">
                <text:p>0.0000093831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.00000928779">
                <text:p>0.00000928779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.00000919601">
                <text:p>0.0000091960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0910508">
                <text:p>0.00000910508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00000899854">
                <text:p>0.0000089985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.00000888523">
                <text:p>0.00000888523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.00000874681">
                <text:p>0.00000874681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.0000087198">
                <text:p>0.000008719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00000859852">
                <text:p>0.0000085985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.00000849246">
                <text:p>0.00000849246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00000845348">
                <text:p>0.0000084534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00000833043">
                <text:p>0.00000833043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.00000825967">
                <text:p>0.000008259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0817574">
                <text:p>0.00000817574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.0000081041">
                <text:p>0.0000081041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.00000800332">
                <text:p>0.0000080033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.00000788516">
                <text:p>0.00000788516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.00000781259">
                <text:p>0.00000781259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00000776116">
                <text:p>0.0000077611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00000767022">
                <text:p>0.00000767022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00000759529">
                <text:p>0.00000759529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.00000750045">
                <text:p>0.0000075004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.00000741464">
                <text:p>0.000007414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739326">
                <text:p>0.0000073932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000072965">
                <text:p>0.0000072965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0000720251">
                <text:p>0.00000720251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0000714568">
                <text:p>0.00000714568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00000707199">
                <text:p>0.00000707199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000701447">
                <text:p>0.0000070144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.00000694232">
                <text:p>0.0000069423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.00000686496">
                <text:p>0.0000068649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.00000682799">
                <text:p>0.00000682799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.00000671444">
                <text:p>0.0000067144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066651">
                <text:p>0.0000066651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.0000066156">
                <text:p>0.0000066156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.00000653164">
                <text:p>0.00000653164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.00000647841">
                <text:p>0.00000647841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.00000642889">
                <text:p>0.0000064288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.00000635716">
                <text:p>0.0000063571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.00000629502">
                <text:p>0.00000629502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.00000625101">
                <text:p>0.00000625101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.00000621304">
                <text:p>0.00000621304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.00000612252">
                <text:p>0.0000061225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0609189">
                <text:p>0.00000609189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0000060275">
                <text:p>0.000006027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00000594316">
                <text:p>0.0000059431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00000590745">
                <text:p>0.0000059074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.00000583213">
                <text:p>0.00000583213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.00000582522">
                <text:p>0.0000058252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.00000573557">
                <text:p>0.00000573557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.0000056748">
                <text:p>0.000005674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.00000563184">
                <text:p>0.00000563184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.00000560168">
                <text:p>0.0000056016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0556359">
                <text:p>0.00000556359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00005496">
                <text:p>0.0000054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000543472">
                <text:p>0.00000543472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000541555">
                <text:p>0.00000541555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0000533636">
                <text:p>0.00000533636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000530186">
                <text:p>0.00000530186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0000523717">
                <text:p>0.0000052371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.0000052121">
                <text:p>0.0000052121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.00000513621">
                <text:p>0.00000513621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.00000510736">
                <text:p>0.000005107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0508077">
                <text:p>0.00000508077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00500366">
                <text:p>0.0000050036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.00000498197">
                <text:p>0.00000498197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.00000493037">
                <text:p>0.00000493037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.00000490224">
                <text:p>0.00000490224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.00000483274">
                <text:p>0.0000048327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.00000480151">
                <text:p>0.00000480151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.00000477979">
                <text:p>0.00000477979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00000472978">
                <text:p>0.00000472978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0000046782">
                <text:p>0.000004678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.00000459125">
                <text:p>0.0000045912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.00000455126">
                <text:p>0.0000045512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.00000452963">
                <text:p>0.00000452963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.00000447565">
                <text:p>0.0000044756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.00000445381">
                <text:p>0.0000044538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.00000442439">
                <text:p>0.00000442439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.00000434765">
                <text:p>0.0000043476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.00000431996">
                <text:p>0.0000043199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0426857">
                <text:p>0.00000426857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00000424728">
                <text:p>0.0000042472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00000419999">
                <text:p>0.0000041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00000414704">
                <text:p>0.0000041470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00000414008">
                <text:p>0.00000414008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00000408298">
                <text:p>0.00000408298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00000406785">
                <text:p>0.00000406785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0000040221">
                <text:p>0.000004022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00000400363">
                <text:p>0.00000400363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0000396665">
                <text:p>0.0000039666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0393991">
                <text:p>0.0000039399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0000389321">
                <text:p>0.0000038932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0000385412">
                <text:p>0.0000038541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0000383626">
                <text:p>0.0000038362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0000380636">
                <text:p>0.00000380636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.00000376643">
                <text:p>0.0000037664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.00000375915">
                <text:p>0.00000375915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.00000373169">
                <text:p>0.00000373169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.00000369096">
                <text:p>0.0000036909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0361786">
                <text:p>0.00000361786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.00000360366">
                <text:p>0.0000036036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.00000358066">
                <text:p>0.00000358066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.00000355889">
                <text:p>0.0000035588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0000351443">
                <text:p>0.00000351443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.00000348711">
                <text:p>0.00000348711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.00000345264">
                <text:p>0.00000345264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.00000341187">
                <text:p>0.00000341187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.00000337981">
                <text:p>0.0000033798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0335286">
                <text:p>0.0000033528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.00000332503">
                <text:p>0.00000332503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.00000330748">
                <text:p>0.00000330748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000328618">
                <text:p>0.00000328618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.00000325355">
                <text:p>0.00000325355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.00000322119">
                <text:p>0.00000322119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0000320741">
                <text:p>0.00000320741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.0000031905">
                <text:p>0.000003190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.00000316922">
                <text:p>0.0000031692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0000313324">
                <text:p>0.0000031332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310847">
                <text:p>0.00000310847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0000309562">
                <text:p>0.00000309562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000030671">
                <text:p>0.0000030671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000030493">
                <text:p>0.0000030493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0000303138">
                <text:p>0.00000303138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0000299583">
                <text:p>0.00000299583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0000297967">
                <text:p>0.00000297967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0000295218">
                <text:p>0.00000295218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.00000294407">
                <text:p>0.00000294407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.00000292263">
                <text:p>0.0000029226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28848">
                <text:p>0.0000028848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.00000288072">
                <text:p>0.0000028807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.00000285667">
                <text:p>0.0000028566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.00000282483">
                <text:p>0.00000282483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.00000281624">
                <text:p>0.00000281624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.00000278795">
                <text:p>0.00000278795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00000276596">
                <text:p>0.00000276596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00000274964">
                <text:p>0.00000274964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00000273312">
                <text:p>0.00000273312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00000270178">
                <text:p>0.0000027017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0268717">
                <text:p>0.0000026871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00000267482">
                <text:p>0.00000267482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00000265123">
                <text:p>0.00000265123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00000263541">
                <text:p>0.00000263541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0000260804">
                <text:p>0.00000260804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000025901">
                <text:p>0.0000025901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0.00000255367">
                <text:p>0.00000255367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.00000254719">
                <text:p>0.00000254719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.00000253001">
                <text:p>0.0000025300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0250089">
                <text:p>0.00000250089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00000248016">
                <text:p>0.0000024801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0000245927">
                <text:p>0.00000245927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0000243072">
                <text:p>0.0000024307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0000241558">
                <text:p>0.00000241558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.00000239448">
                <text:p>0.00000239448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.00000236895">
                <text:p>0.0000023689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.00000235469">
                <text:p>0.0000023546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0234588">
                <text:p>0.00000234588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.00000233134">
                <text:p>0.00000233134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.00000231152">
                <text:p>0.0000023115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.00000230032">
                <text:p>0.0000023003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.00000227285">
                <text:p>0.0000022728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.00000225604">
                <text:p>0.00000225604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00224594">
                <text:p>0.00000224594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.00000223164">
                <text:p>0.0000022316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.00000221555">
                <text:p>0.0000022155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0218971">
                <text:p>0.00000218971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.0000021755">
                <text:p>0.0000021755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00000212699">
                <text:p>0.00000212699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.00000212151">
                <text:p>0.00000212151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.00000210921">
                <text:p>0.00000210921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.00000209423">
                <text:p>0.00000209423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.00000207062">
                <text:p>0.0000020706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.00000206153">
                <text:p>0.0000020615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0205465">
                <text:p>0.0000020546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.00000202875">
                <text:p>0.0000020287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.0000020214">
                <text:p>0.000002021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0.00000201222">
                <text:p>0.0000020122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.00000198918">
                <text:p>0.00000198918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.00000196565">
                <text:p>0.0000019656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.00000196098">
                <text:p>0.00000196098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.00000194173">
                <text:p>0.00000194173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00000192636">
                <text:p>0.0000019263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019174">
                <text:p>0.000001917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0000191021">
                <text:p>0.00000191021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000189734">
                <text:p>0.0000018973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.00000188302">
                <text:p>0.000001883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.00000186744">
                <text:p>0.00000186744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.00000186464">
                <text:p>0.0000018646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.00000185186">
                <text:p>0.00000185186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.00000183417">
                <text:p>0.00000183417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0.00000182985">
                <text:p>0.0000018298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0.00000181259">
                <text:p>0.0000018125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0180575">
                <text:p>0.0000018057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.00000179462">
                <text:p>0.00000179462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.00000178001">
                <text:p>0.00000178001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.0000017549">
                <text:p>0.0000017549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.00000174644">
                <text:p>0.0000017464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.00000173699">
                <text:p>0.00000173699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.00000172012">
                <text:p>0.00000172012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.00000170492">
                <text:p>0.0000017049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169013">
                <text:p>0.00000169013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.00000168442">
                <text:p>0.00000168442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.00000166753">
                <text:p>0.00000166753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0.00000165613">
                <text:p>0.00000165613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0.00000162163">
                <text:p>0.00000162163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.00000155463">
                <text:p>0.00000155463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0.0000015455">
                <text:p>0.0000015455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0.00000153697">
                <text:p>0.00000153697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0.00000152651">
                <text:p>0.00000152651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0.00000151958">
                <text:p>0.00000151958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0.00000151095">
                <text:p>0.00000151095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0.0000014985">
                <text:p>0.000001498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148831">
                <text:p>0.00000148831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0.0000014785">
                <text:p>0.0000014785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0.00000146426">
                <text:p>0.00000146426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0.00000146103">
                <text:p>0.00000146103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0.00000145346">
                <text:p>0.00000145346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0.00000143459">
                <text:p>0.00000143459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0.00000142433">
                <text:p>0.00000142433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0.00000141199">
                <text:p>0.00000141199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.00000139394">
                <text:p>0.00000139394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0.00000138705">
                <text:p>0.00000138705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.00000138162">
                <text:p>0.00000138162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0.00000136755">
                <text:p>0.00000136755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0.00000135968">
                <text:p>0.00000135968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0.00000134987">
                <text:p>0.00000134987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0.0000013334">
                <text:p>0.0000013334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0.00000132727">
                <text:p>0.00000132727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0.00000132041">
                <text:p>0.00000132041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.00000130647">
                <text:p>0.00000130647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0.00000130205">
                <text:p>0.00000130205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0.00000129543">
                <text:p>0.00000129543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0.00000128742">
                <text:p>0.00000128742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0.00000127757">
                <text:p>0.00000127757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0.00000127424">
                <text:p>0.0000012742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00126926">
                <text:p>0.00000126926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0.00000125765">
                <text:p>0.00000125765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0.00000124776">
                <text:p>0.00000124776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0.00000122355">
                <text:p>0.00000122355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0.00000121543">
                <text:p>0.00000121543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0.00000121505">
                <text:p>0.00000121505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0.00000120562">
                <text:p>0.0000012056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000119715">
                <text:p>0.00000119715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.00000119351">
                <text:p>0.00000119351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0.0000011717">
                <text:p>0.0000011717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0.00000116826">
                <text:p>0.00000116826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0.00000115954">
                <text:p>0.00000115954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0.00000115336">
                <text:p>0.0000011533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000113283">
                <text:p>0.00000113283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.00000113025">
                <text:p>0.00000113025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0.00000112115">
                <text:p>0.00000112115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0.00000109307">
                <text:p>0.00000109307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0.00000109079">
                <text:p>0.00000109079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0.00000108558">
                <text:p>0.0000010855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00107813">
                <text:p>0.00000107813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0.000001066">
                <text:p>0.000001066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0.00000105946">
                <text:p>0.00000105946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.00000105301">
                <text:p>0.0000010530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.00000104565">
                <text:p>0.00000104565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0.00000104047">
                <text:p>0.0000010404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00001025">
                <text:p>0.000001025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0.00000100872">
                <text:p>0.00000100872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0.00000100006">
                <text:p>0.00000100006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0.000000989808">
                <text:p>0.000000989808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0.000000982828">
                <text:p>0.000000982828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0.000000962001">
                <text:p>0.000000962001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0.000000955237">
                <text:p>0.000000955237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0.000000948779">
                <text:p>0.000000948779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0.00000093965">
                <text:p>0.00000093965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0.000000932809">
                <text:p>0.000000932809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0.000000930224">
                <text:p>0.000000930224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0.000000913809">
                <text:p>0.000000913809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0.000000910039">
                <text:p>0.000000910039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0.000000905762">
                <text:p>0.000000905762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0.000000897333">
                <text:p>0.000000897333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0.000000884076">
                <text:p>0.00000088407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0000879543">
                <text:p>0.000000879543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0.00000087245">
                <text:p>0.00000087245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0.000000865316">
                <text:p>0.000000865316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0.000000862473">
                <text:p>0.000000862473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0.000000849352">
                <text:p>0.000000849352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0.000000841057">
                <text:p>0.000000841057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0.000000830299">
                <text:p>0.000000830299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0.000000826205">
                <text:p>0.000000826205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0.00000081879">
                <text:p>0.00000081879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0.000000808751">
                <text:p>0.00000080875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0.000000807098">
                <text:p>0.000000807098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0.000000800088">
                <text:p>0.000000800088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0.000000792498">
                <text:p>0.000000792498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0.000000792233">
                <text:p>0.000000792233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0.000000787961">
                <text:p>0.00000078796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.000000779315">
                <text:p>0.000000779315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.000000775224">
                <text:p>0.000000775224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0.000000769218">
                <text:p>0.00000076921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000759411">
                <text:p>0.000000759411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0.00000075903">
                <text:p>0.00000075903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0.000000750759">
                <text:p>0.00000075075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000726924">
                <text:p>0.000000726924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.00000071819">
                <text:p>0.00000071819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0.000000711537">
                <text:p>0.000000711537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0.00000070474">
                <text:p>0.0000007047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0000694169">
                <text:p>0.000000694169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0.000000689905">
                <text:p>0.000000689905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.000000685128">
                <text:p>0.000000685128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0.000000681853">
                <text:p>0.000000681853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.000000665664">
                <text:p>0.000000665664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.000000659277">
                <text:p>0.000000659277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.000000653371">
                <text:p>0.000000653371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0.000000645066">
                <text:p>0.000000645066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0.000000640746">
                <text:p>0.000000640746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0.000000637567">
                <text:p>0.00000063756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000635438">
                <text:p>0.000000635438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0.000000631186">
                <text:p>0.000000631186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0.000000628287">
                <text:p>0.000000628287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0.00000062609">
                <text:p>0.00000062609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0.000000622051">
                <text:p>0.000000622051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.000000619436">
                <text:p>0.000000619436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0.000000611338">
                <text:p>0.00000061133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0000608508">
                <text:p>0.000000608508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0.000000605756">
                <text:p>0.000000605756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0.000000596746">
                <text:p>0.000000596746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0.000000593556">
                <text:p>0.000000593556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0.000000587763">
                <text:p>0.00000058776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0582433">
                <text:p>0.000000582433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0.000000580142">
                <text:p>0.00000058014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0.000000571934">
                <text:p>0.000000571934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0.00000056921">
                <text:p>0.00000056921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0.000000565289">
                <text:p>0.000000565289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0.000000563388">
                <text:p>0.000000563388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0.000000560765">
                <text:p>0.000000560765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0.000000554426">
                <text:p>0.000000554426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0.000000553559">
                <text:p>0.000000553559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0.000000546049">
                <text:p>0.000000546049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0.000000539895">
                <text:p>0.000000539895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0.000000537183">
                <text:p>0.000000537183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0.000000532289">
                <text:p>0.000000532289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0.000000530612">
                <text:p>0.000000530612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0.000000528794">
                <text:p>0.000000528794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0.00000052232">
                <text:p>0.00000052232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0.0000005167">
                <text:p>0.0000005167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0.000000511812">
                <text:p>0.000000511812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0.000000505839">
                <text:p>0.000000505839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0.000000504178">
                <text:p>0.00000050417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000492181">
                <text:p>0.000000492181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0.00000049048">
                <text:p>0.00000049048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0.000000487851">
                <text:p>0.000000487851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0.000000486004">
                <text:p>0.000000486004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0.000000477707">
                <text:p>0.000000477707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0.000000470997">
                <text:p>0.000000470997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0.000000465623">
                <text:p>0.000000465623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0.000000461045">
                <text:p>0.000000461045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0.000000455761">
                <text:p>0.000000455761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0.000000453424">
                <text:p>0.000000453424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0.00000045099">
                <text:p>0.00000045099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0.000000448531">
                <text:p>0.00000044853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000000440138">
                <text:p>0.000000440138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0.000000438974">
                <text:p>0.000000438974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0.000000435317">
                <text:p>0.000000435317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0.000000432805">
                <text:p>0.000000432805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0.000000428475">
                <text:p>0.000000428475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.000000416748">
                <text:p>0.000000416748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0.000000416438">
                <text:p>0.000000416438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0.000000411293">
                <text:p>0.000000411293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0.000000407022">
                <text:p>0.00000040702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000405207">
                <text:p>0.000000405207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0.000000403645">
                <text:p>0.000000403645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0.00000040059">
                <text:p>0.00000040059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0.000000393359">
                <text:p>0.00000039335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0389792">
                <text:p>0.000000389792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0.000000381394">
                <text:p>0.000000381394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0.000000378295">
                <text:p>0.000000378295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0.000000377537">
                <text:p>0.000000377537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0.000000374275">
                <text:p>0.000000374275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0.000000371007">
                <text:p>0.000000371007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.000000360461">
                <text:p>0.000000360461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0.000000359104">
                <text:p>0.000000359104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0.000000352153">
                <text:p>0.000000352153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00034854">
                <text:p>0.00000034854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0.000000346201">
                <text:p>0.000000346201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0.000000345682">
                <text:p>0.000000345682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0.000000344579">
                <text:p>0.00000034457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000336863">
                <text:p>0.000000336863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0.000000331869">
                <text:p>0.000000331869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0.000000330641">
                <text:p>0.000000330641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0.000000326359">
                <text:p>0.000000326359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0.000000322552">
                <text:p>0.000000322552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0.000000321958">
                <text:p>0.000000321958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0.000000321107">
                <text:p>0.000000321107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0.000000311421">
                <text:p>0.000000311421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0.000000309304">
                <text:p>0.00000030930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00000303518">
                <text:p>0.000000303518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0.000000298642">
                <text:p>0.000000298642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0.000000297127">
                <text:p>0.000000297127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0.000000288344">
                <text:p>0.000000288344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0.000000286093">
                <text:p>0.000000286093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0.000000277985">
                <text:p>0.00000027798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0273502">
                <text:p>0.000000273502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0.000000272338">
                <text:p>0.000000272338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0.000000270126">
                <text:p>0.000000270126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0.000000268311">
                <text:p>0.00000026831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00000265366">
                <text:p>0.000000265366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0.000000263737">
                <text:p>0.000000263737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0.000000257579">
                <text:p>0.000000257579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0.000000253395">
                <text:p>0.000000253395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0.000000252265">
                <text:p>0.00000025226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00000248627">
                <text:p>0.000000248627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0.000000239843">
                <text:p>0.000000239843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0.00000023724">
                <text:p>0.00000023724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0.000000233562">
                <text:p>0.000000233562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0.00000022808">
                <text:p>0.00000022808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0.000000224096">
                <text:p>0.000000224096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0.000000223553">
                <text:p>0.000000223553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0.000000221421">
                <text:p>0.000000221421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0.000000220019">
                <text:p>0.000000220019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0.00000021958">
                <text:p>0.0000002195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00000218689">
                <text:p>0.000000218689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0.000000217561">
                <text:p>0.000000217561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0.000000212697">
                <text:p>0.000000212697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00000211881">
                <text:p>0.000000211881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0.000000208409">
                <text:p>0.000000208409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0.00000020788">
                <text:p>0.00000020788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0.000000202546">
                <text:p>0.000000202546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0.000000196649">
                <text:p>0.000000196649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0.000000195858">
                <text:p>0.000000195858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000000193723">
                <text:p>0.000000193723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0.000000191831">
                <text:p>0.000000191831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0.000000186303">
                <text:p>0.000000186303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0.000000185041">
                <text:p>0.000000185041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0.000000180864">
                <text:p>0.000000180864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0.000000180373">
                <text:p>0.000000180373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0.000000178225">
                <text:p>0.000000178225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0.000000173601">
                <text:p>0.000000173601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0.00000017316">
                <text:p>0.00000017316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0.000000172114">
                <text:p>0.000000172114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0.000000170739">
                <text:p>0.000000170739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0.000000163555">
                <text:p>0.000000163555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000000162808">
                <text:p>0.000000162808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0.000000157887">
                <text:p>0.000000157887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0.000000153322">
                <text:p>0.000000153322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0.000000149576">
                <text:p>0.000000149576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0.000000144011">
                <text:p>0.000000144011</text:p>
              </table:table-cell>
            </table:table-row>
            <table:table-row>
              <table:table-cell office:value-type="float" office:value="1131">
                <text:p>1130</text:p>
              </table:table-cell>
              <table:table-cell office:value-type="float" office:value="0.000000138231">
                <text:p>0.000000138231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000000134986">
                <text:p>0.000000134986</text:p>
              </table:table-cell>
            </table:table-row>
            <table:table-row>
              <table:table-cell office:value-type="float" office:value="1159">
                <text:p>1160</text:p>
              </table:table-cell>
              <table:table-cell office:value-type="float" office:value="0.000000128273">
                <text:p>0.000000128273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0.000000125136">
                <text:p>0.000000125136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0.000000123447">
                <text:p>0.000000123447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0.000000119603">
                <text:p>0.000000119603</text:p>
              </table:table-cell>
            </table:table-row>
            <table:table-row>
              <table:table-cell office:value-type="float" office:value="1187">
                <text:p>1190</text:p>
              </table:table-cell>
              <table:table-cell office:value-type="float" office:value="0.000000119396">
                <text:p>0.000000119396</text:p>
              </table:table-cell>
            </table:table-row>
            <table:table-row>
              <table:table-cell office:value-type="float" office:value="1191">
                <text:p>1190</text:p>
              </table:table-cell>
              <table:table-cell office:value-type="float" office:value="0.00000011819">
                <text:p>0.00000011819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0.000000117953">
                <text:p>0.000000117953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0.000000116204">
                <text:p>0.000000116204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000000107238">
                <text:p>0.000000107238</text:p>
              </table:table-cell>
            </table:table-row>
            <table:table-row>
              <table:table-cell office:value-type="float" office:value="1246">
                <text:p>1250</text:p>
              </table:table-cell>
              <table:table-cell office:value-type="float" office:value="0.000000103192">
                <text:p>0.00000010319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00000102272">
                <text:p>0.000000102272</text:p>
              </table:table-cell>
            </table:table-row>
            <table:table-row>
              <table:table-cell office:value-type="float" office:value="1261">
                <text:p>1260</text:p>
              </table:table-cell>
              <table:table-cell office:value-type="float" office:value="0.0000000997031">
                <text:p>0.0000000997031</text:p>
              </table:table-cell>
            </table:table-row>
            <table:table-row>
              <table:table-cell office:value-type="float" office:value="1265">
                <text:p>1270</text:p>
              </table:table-cell>
              <table:table-cell office:value-type="float" office:value="0.0000000986759">
                <text:p>0.0000000986759</text:p>
              </table:table-cell>
            </table:table-row>
            <table:table-row>
              <table:table-cell office:value-type="float" office:value="1267">
                <text:p>1270</text:p>
              </table:table-cell>
              <table:table-cell office:value-type="float" office:value="0.0000000982101">
                <text:p>0.0000000982101</text:p>
              </table:table-cell>
            </table:table-row>
            <table:table-row>
              <table:table-cell office:value-type="float" office:value="1289">
                <text:p>1290</text:p>
              </table:table-cell>
              <table:table-cell office:value-type="float" office:value="0.0000000932884">
                <text:p>0.0000000932884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0.0000000918667">
                <text:p>0.0000000918667</text:p>
              </table:table-cell>
            </table:table-row>
            <table:table-row>
              <table:table-cell office:value-type="float" office:value="1305">
                <text:p>1310</text:p>
              </table:table-cell>
              <table:table-cell office:value-type="float" office:value="0.0000000898474">
                <text:p>0.0000000898474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0000000889095">
                <text:p>0.0000000889095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0000000829769">
                <text:p>0.0000000829769</text:p>
              </table:table-cell>
            </table:table-row>
            <table:table-row>
              <table:table-cell office:value-type="float" office:value="1354">
                <text:p>1350</text:p>
              </table:table-cell>
              <table:table-cell office:value-type="float" office:value="0.0000000805376">
                <text:p>0.0000000805376</text:p>
              </table:table-cell>
            </table:table-row>
            <table:table-row>
              <table:table-cell office:value-type="float" office:value="1358">
                <text:p>1360</text:p>
              </table:table-cell>
              <table:table-cell office:value-type="float" office:value="0.0000000798008">
                <text:p>0.0000000798008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0.0000000791757">
                <text:p>0.0000000791757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0.0000000772944">
                <text:p>0.0000000772944</text:p>
              </table:table-cell>
            </table:table-row>
            <table:table-row>
              <table:table-cell office:value-type="float" office:value="1377">
                <text:p>1380</text:p>
              </table:table-cell>
              <table:table-cell office:value-type="float" office:value="0.0000000764483">
                <text:p>0.0000000764483</text:p>
              </table:table-cell>
            </table:table-row>
            <table:table-row>
              <table:table-cell office:value-type="float" office:value="1378">
                <text:p>1380</text:p>
              </table:table-cell>
              <table:table-cell office:value-type="float" office:value="0.000000076308">
                <text:p>0.000000076308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0000000744601">
                <text:p>0.0000000744601</text:p>
              </table:table-cell>
            </table:table-row>
            <table:table-row>
              <table:table-cell office:value-type="float" office:value="1432">
                <text:p>1430</text:p>
              </table:table-cell>
              <table:table-cell office:value-type="float" office:value="0.0000000681029">
                <text:p>0.0000000681029</text:p>
              </table:table-cell>
            </table:table-row>
            <table:table-row>
              <table:table-cell office:value-type="float" office:value="1437">
                <text:p>1440</text:p>
              </table:table-cell>
              <table:table-cell office:value-type="float" office:value="0.0000000672954">
                <text:p>0.0000000672954</text:p>
              </table:table-cell>
            </table:table-row>
            <table:table-row>
              <table:table-cell office:value-type="float" office:value="1438">
                <text:p>1440</text:p>
              </table:table-cell>
              <table:table-cell office:value-type="float" office:value="0.0000000672579">
                <text:p>0.0000000672579</text:p>
              </table:table-cell>
            </table:table-row>
            <table:table-row>
              <table:table-cell office:value-type="float" office:value="1455">
                <text:p>1460</text:p>
              </table:table-cell>
              <table:table-cell office:value-type="float" office:value="0.0000000649169">
                <text:p>0.0000000649169</text:p>
              </table:table-cell>
            </table:table-row>
            <table:table-row>
              <table:table-cell office:value-type="float" office:value="1467">
                <text:p>1470</text:p>
              </table:table-cell>
              <table:table-cell office:value-type="float" office:value="0.0000000632976">
                <text:p>0.0000000632976</text:p>
              </table:table-cell>
            </table:table-row>
            <table:table-row>
              <table:table-cell office:value-type="float" office:value="1478">
                <text:p>1480</text:p>
              </table:table-cell>
              <table:table-cell office:value-type="float" office:value="0.0000000619233">
                <text:p>0.0000000619233</text:p>
              </table:table-cell>
            </table:table-row>
            <table:table-row>
              <table:table-cell office:value-type="float" office:value="1482">
                <text:p>1480</text:p>
              </table:table-cell>
              <table:table-cell office:value-type="float" office:value="0.0000000613963">
                <text:p>0.0000000613963</text:p>
              </table:table-cell>
            </table:table-row>
            <table:table-row>
              <table:table-cell office:value-type="float" office:value="1485">
                <text:p>1490</text:p>
              </table:table-cell>
              <table:table-cell office:value-type="float" office:value="0.0000000609728">
                <text:p>0.0000000609728</text:p>
              </table:table-cell>
            </table:table-row>
            <table:table-row>
              <table:table-cell office:value-type="float" office:value="1486">
                <text:p>1490</text:p>
              </table:table-cell>
              <table:table-cell office:value-type="float" office:value="0.0000000608671">
                <text:p>0.0000000608671</text:p>
              </table:table-cell>
            </table:table-row>
            <table:table-row>
              <table:table-cell office:value-type="float" office:value="1488">
                <text:p>1490</text:p>
              </table:table-cell>
              <table:table-cell office:value-type="float" office:value="0.0000000606408">
                <text:p>0.0000000606408</text:p>
              </table:table-cell>
            </table:table-row>
            <table:table-row>
              <table:table-cell office:value-type="float" office:value="1531">
                <text:p>1530</text:p>
              </table:table-cell>
              <table:table-cell office:value-type="float" office:value="0.0000000557027">
                <text:p>0.0000000557027</text:p>
              </table:table-cell>
            </table:table-row>
            <table:table-row>
              <table:table-cell office:value-type="float" office:value="1543">
                <text:p>1540</text:p>
              </table:table-cell>
              <table:table-cell office:value-type="float" office:value="0.0000000543949">
                <text:p>0.0000000543949</text:p>
              </table:table-cell>
            </table:table-row>
            <table:table-row>
              <table:table-cell office:value-type="float" office:value="1551">
                <text:p>1550</text:p>
              </table:table-cell>
              <table:table-cell office:value-type="float" office:value="0.0000000535637">
                <text:p>0.0000000535637</text:p>
              </table:table-cell>
            </table:table-row>
            <table:table-row>
              <table:table-cell office:value-type="float" office:value="1562">
                <text:p>1560</text:p>
              </table:table-cell>
              <table:table-cell office:value-type="float" office:value="0.0000000524411">
                <text:p>0.0000000524411</text:p>
              </table:table-cell>
            </table:table-row>
            <table:table-row>
              <table:table-cell office:value-type="float" office:value="1582">
                <text:p>1580</text:p>
              </table:table-cell>
              <table:table-cell office:value-type="float" office:value="0.0000000504627">
                <text:p>0.0000000504627</text:p>
              </table:table-cell>
            </table:table-row>
            <table:table-row>
              <table:table-cell office:value-type="float" office:value="1604">
                <text:p>1600</text:p>
              </table:table-cell>
              <table:table-cell office:value-type="float" office:value="0.0000000484532">
                <text:p>0.0000000484532</text:p>
              </table:table-cell>
            </table:table-row>
            <table:table-row>
              <table:table-cell office:value-type="float" office:value="1669">
                <text:p>1670</text:p>
              </table:table-cell>
              <table:table-cell office:value-type="float" office:value="0.0000000430153">
                <text:p>0.0000000430153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0.0000000413718">
                <text:p>0.0000000413718</text:p>
              </table:table-cell>
            </table:table-row>
            <table:table-row>
              <table:table-cell office:value-type="float" office:value="1739">
                <text:p>1740</text:p>
              </table:table-cell>
              <table:table-cell office:value-type="float" office:value="0.0000000380049">
                <text:p>0.0000000380049</text:p>
              </table:table-cell>
            </table:table-row>
            <table:table-row>
              <table:table-cell office:value-type="float" office:value="1787">
                <text:p>1790</text:p>
              </table:table-cell>
              <table:table-cell office:value-type="float" office:value="0.0000000350322">
                <text:p>0.0000000350322</text:p>
              </table:table-cell>
            </table:table-row>
            <table:table-row>
              <table:table-cell office:value-type="float" office:value="1788">
                <text:p>1790</text:p>
              </table:table-cell>
              <table:table-cell office:value-type="float" office:value="0.000000034967">
                <text:p>0.000000034967</text:p>
              </table:table-cell>
            </table:table-row>
            <table:table-row>
              <table:table-cell office:value-type="float" office:value="1834">
                <text:p>1830</text:p>
              </table:table-cell>
              <table:table-cell office:value-type="float" office:value="0.0000000323791">
                <text:p>0.0000000323791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0.0000000275576">
                <text:p>0.0000000275576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0.0000000271128">
                <text:p>0.0000000271128</text:p>
              </table:table-cell>
            </table:table-row>
            <table:table-row>
              <table:table-cell office:value-type="float" office:value="2144">
                <text:p>2140</text:p>
              </table:table-cell>
              <table:table-cell office:value-type="float" office:value="0.0000000202901">
                <text:p>0.0000000202901</text:p>
              </table:table-cell>
            </table:table-row>
            <table:table-row>
              <table:table-cell office:value-type="float" office:value="2362">
                <text:p>2360</text:p>
              </table:table-cell>
              <table:table-cell office:value-type="float" office:value="0.0000000151615">
                <text:p>0.0000000151615</text:p>
              </table:table-cell>
            </table:table-row>
            <table:table-row>
              <table:table-cell office:value-type="float" office:value="2447">
                <text:p>2450</text:p>
              </table:table-cell>
              <table:table-cell office:value-type="float" office:value="0.0000000136483">
                <text:p>0.0000000136483</text:p>
              </table:table-cell>
            </table:table-row>
            <table:table-row>
              <table:table-cell office:value-type="float" office:value="2525">
                <text:p>2530</text:p>
              </table:table-cell>
              <table:table-cell office:value-type="float" office:value="0.0000000124233">
                <text:p>0.0000000124233</text:p>
              </table:table-cell>
            </table:table-row>
            <table:table-row>
              <table:table-cell office:value-type="float" office:value="2586">
                <text:p>2590</text:p>
              </table:table-cell>
              <table:table-cell office:value-type="float" office:value="0.0000000115596">
                <text:p>0.0000000115596</text:p>
              </table:table-cell>
            </table:table-row>
            <table:table-row>
              <table:table-cell office:value-type="float" office:value="2791">
                <text:p>2790</text:p>
              </table:table-cell>
              <table:table-cell office:value-type="float" office:value="0.00000000919815">
                <text:p>0.00000000919815</text:p>
              </table:table-cell>
            </table:table-row>
            <table:table-row>
              <table:table-cell office:value-type="float" office:value="2876">
                <text:p>2880</text:p>
              </table:table-cell>
              <table:table-cell office:value-type="float" office:value="0.00000000840596">
                <text:p>0.00000000840596</text:p>
              </table:table-cell>
            </table:table-row>
            <table:table-row>
              <table:table-cell office:value-type="float" office:value="3051">
                <text:p>3050</text:p>
              </table:table-cell>
              <table:table-cell office:value-type="float" office:value="0.00000000703676">
                <text:p>0.00000000703676</text:p>
              </table:table-cell>
            </table:table-row>
            <table:table-row>
              <table:table-cell office:value-type="float" office:value="3183">
                <text:p>3180</text:p>
              </table:table-cell>
              <table:table-cell office:value-type="float" office:value="0.00000000619815">
                <text:p>0.00000000619815</text:p>
              </table:table-cell>
            </table:table-row>
            <table:table-row>
              <table:table-cell office:value-type="float" office:value="3194">
                <text:p>3190</text:p>
              </table:table-cell>
              <table:table-cell office:value-type="float" office:value="0.00000000613519">
                <text:p>0.00000000613519</text:p>
              </table:table-cell>
            </table:table-row>
            <table:table-row>
              <table:table-cell office:value-type="float" office:value="3344">
                <text:p>3340</text:p>
              </table:table-cell>
              <table:table-cell office:value-type="float" office:value="0.00000000534628">
                <text:p>0.00000000534628</text:p>
              </table:table-cell>
            </table:table-row>
            <table:table-row>
              <table:table-cell office:value-type="float" office:value="3428">
                <text:p>3430</text:p>
              </table:table-cell>
              <table:table-cell office:value-type="float" office:value="0.00000000496298">
                <text:p>0.00000000496298</text:p>
              </table:table-cell>
            </table:table-row>
            <table:table-row>
              <table:table-cell office:value-type="float" office:value="3651">
                <text:p>3650</text:p>
              </table:table-cell>
              <table:table-cell office:value-type="float" office:value="0.00000000410743">
                <text:p>0.00000000410743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0.00000000390755">
                <text:p>0.00000000390755</text:p>
              </table:table-cell>
            </table:table-row>
            <table:table-row>
              <table:table-cell office:value-type="float" office:value="3741">
                <text:p>3740</text:p>
              </table:table-cell>
              <table:table-cell office:value-type="float" office:value="0.00000000381723">
                <text:p>0.00000000381723</text:p>
              </table:table-cell>
            </table:table-row>
            <table:table-row>
              <table:table-cell office:value-type="float" office:value="3994">
                <text:p>3990</text:p>
              </table:table-cell>
              <table:table-cell office:value-type="float" office:value="0.00000000313676">
                <text:p>0.00000000313676</text:p>
              </table:table-cell>
            </table:table-row>
            <table:table-row>
              <table:table-cell office:value-type="float" office:value="4405">
                <text:p>4410</text:p>
              </table:table-cell>
              <table:table-cell office:value-type="float" office:value="0.00000000233942">
                <text:p>0.00000000233942</text:p>
              </table:table-cell>
            </table:table-row>
            <table:table-row>
              <table:table-cell office:value-type="float" office:value="5061">
                <text:p>5060</text:p>
              </table:table-cell>
              <table:table-cell office:value-type="float" office:value="0.00000000154227">
                <text:p>0.00000000154227</text:p>
              </table:table-cell>
            </table:table-row>
            <table:table-row>
              <table:table-cell office:value-type="float" office:value="5223">
                <text:p>5220</text:p>
              </table:table-cell>
              <table:table-cell office:value-type="float" office:value="0.00000000140342">
                <text:p>0.00000000140342</text:p>
              </table:table-cell>
            </table:table-row>
            <table:table-row>
              <table:table-cell office:value-type="float" office:value="6923">
                <text:p>6920</text:p>
              </table:table-cell>
              <table:table-cell office:value-type="float" office:value="0.00000000060256">
                <text:p>0.00000000060256</text:p>
              </table:table-cell>
            </table:table-row>
            <table:table-row>
              <table:table-cell office:value-type="float" office:value="13363">
                <text:p>13360</text:p>
              </table:table-cell>
              <table:table-cell office:value-type="float" office:value="0.0000000000838107">
                <text:p>0.0000000000838107</text:p>
              </table:table-cell>
            </table:table-row>
            <table:table-row>
              <table:table-cell office:value-type="float" office:value="14636">
                <text:p>14640</text:p>
              </table:table-cell>
              <table:table-cell office:value-type="float" office:value="0.0000000000637882">
                <text:p>0.0000000000637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68cm" svg:height="8.111cm" xlink:href=".." xlink:type="simple" chart:class="chart:bar" chart:style-name="ch1">
        <chart:legend chart:legend-position="end" svg:x="13.505cm" svg:y="3.756cm" style:legend-expansion="high" chart:style-name="ch2"/>
        <chart:plot-area chart:style-name="ch3" table:cell-range-address="Sheet1.A1:Sheet1.B782" chart:data-source-has-labels="column" svg:x="0.765cm" svg:y="0.783cm" svg:width="12.11cm" svg:height="6.746cm">
          <chartooo:coordinate-region svg:x="1.677cm" svg:y="0.982cm" svg:width="11.184cm" svg:height="5.502cm"/>
          <chart:axis chart:dimension="x" chart:name="primary-x" chart:style-name="ch4" chartooo:axis-type="auto">
            <chartooo:date-scale/>
            <chart:categories table:cell-range-address="Sheet1.A1:Sheet1.A7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782" chart:class="chart:bar">
            <chart:data-point chart:repeated="7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:Sheet1.A782</svg:desc>
                </draw:g>
              </table:table-cell>
              <table:table-cell office:value-type="float" office:value="0.180731">
                <text:p>0.180731</text:p>
                <draw:g>
                  <svg:desc>Sheet1.B1:Sheet1.B78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17431">
                <text:p>0.11743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11868">
                <text:p>0.1118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748692">
                <text:p>0.074869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62123">
                <text:p>0.06212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576599">
                <text:p>0.05765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41645">
                <text:p>0.044164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76102">
                <text:p>0.03761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339076">
                <text:p>0.033907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88276">
                <text:p>0.02882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3502">
                <text:p>0.02350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04915">
                <text:p>0.020491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17856">
                <text:p>0.01785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50612">
                <text:p>0.01506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135888">
                <text:p>0.013588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114048">
                <text:p>0.011404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113335">
                <text:p>0.011333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954126">
                <text:p>0.0095412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887762">
                <text:p>0.0088776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804891">
                <text:p>0.008048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682275">
                <text:p>0.0068227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0648052">
                <text:p>0.0064805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599901">
                <text:p>0.0059990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546609">
                <text:p>0.0054660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467372">
                <text:p>0.0046737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437891">
                <text:p>0.0043789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0400557">
                <text:p>0.0040055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0391927">
                <text:p>0.0039192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345626">
                <text:p>0.0034562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33292">
                <text:p>0.00332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98095">
                <text:p>0.0029809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289153">
                <text:p>0.0028915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0259937">
                <text:p>0.0025993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0248842">
                <text:p>0.0024884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022417">
                <text:p>0.002241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0206816">
                <text:p>0.0020681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0205428">
                <text:p>0.0020542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0180873">
                <text:p>0.0018087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179319">
                <text:p>0.0017931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0168598">
                <text:p>0.001685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57984">
                <text:p>0.0015798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01463">
                <text:p>0.00146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138708">
                <text:p>0.0013870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0128564">
                <text:p>0.0012856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0126733">
                <text:p>0.0012673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0120188">
                <text:p>0.0012018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0112554">
                <text:p>0.0011255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0104132">
                <text:p>0.0010413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0100592">
                <text:p>0.0010059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0094323">
                <text:p>0.000943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886102">
                <text:p>0.0008861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0085496">
                <text:p>0.0008549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00838489">
                <text:p>0.00083848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00779677">
                <text:p>0.00077967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757243">
                <text:p>0.00075724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00726777">
                <text:p>0.00072677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00670731">
                <text:p>0.00067073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00656353">
                <text:p>0.00065635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00634431">
                <text:p>0.00063443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0588026">
                <text:p>0.00058802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582703">
                <text:p>0.00058270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00549891">
                <text:p>0.00054989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0052762">
                <text:p>0.0005276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0499119">
                <text:p>0.00049911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00480759">
                <text:p>0.00048075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0465784">
                <text:p>0.0004657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00452245">
                <text:p>0.00045224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0433321">
                <text:p>0.00043332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00407605">
                <text:p>0.00040760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0398234">
                <text:p>0.0003982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385926">
                <text:p>0.00038592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00365609">
                <text:p>0.00036560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0035703">
                <text:p>0.0003570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00348945">
                <text:p>0.00034894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0329177">
                <text:p>0.00032917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00317137">
                <text:p>0.00031713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00313044">
                <text:p>0.00031304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0301327">
                <text:p>0.00030132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00286463">
                <text:p>0.00028646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00278219">
                <text:p>0.0002782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269948">
                <text:p>0.00026994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00259314">
                <text:p>0.00025931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00249882">
                <text:p>0.00024988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00243532">
                <text:p>0.00024353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00240759">
                <text:p>0.00024075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0231097">
                <text:p>0.0002310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0220087">
                <text:p>0.00022008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00215088">
                <text:p>0.00021508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00210588">
                <text:p>0.00021058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00202414">
                <text:p>0.0002024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96272">
                <text:p>0.00019627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000191488">
                <text:p>0.00019148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000183204">
                <text:p>0.00018320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00018261">
                <text:p>0.0001826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0176922">
                <text:p>0.00017692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000169138">
                <text:p>0.00016913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000165364">
                <text:p>0.00016536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00162896">
                <text:p>0.00016289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00158101">
                <text:p>0.00015810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00151464">
                <text:p>0.00015146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150156">
                <text:p>0.00015015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00142891">
                <text:p>0.00014289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0140592">
                <text:p>0.00014059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00135087">
                <text:p>0.00013508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00134458">
                <text:p>0.00013445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00128752">
                <text:p>0.00012875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001257">
                <text:p>0.000125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0123483">
                <text:p>0.00012348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00121723">
                <text:p>0.00012172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000118133">
                <text:p>0.00011813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114705">
                <text:p>0.00011470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00011249">
                <text:p>0.00011249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00107496">
                <text:p>0.00010749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000106026">
                <text:p>0.00010602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000104702">
                <text:p>0.0001047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000101004">
                <text:p>0.00010100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0000987404">
                <text:p>0.000098740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0000958403">
                <text:p>0.00009584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950444">
                <text:p>0.000095044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0000914534">
                <text:p>0.000091453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906961">
                <text:p>0.000090696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0000871609">
                <text:p>0.000087160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000851212">
                <text:p>0.000085121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00848155">
                <text:p>0.000084815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0000813427">
                <text:p>0.000081342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0000810299">
                <text:p>0.000081029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.0000794591">
                <text:p>0.000079459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.000076388">
                <text:p>0.00007638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00745973">
                <text:p>0.000074597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0000744254">
                <text:p>0.00007442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728071">
                <text:p>0.000072807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0000709498">
                <text:p>0.000070949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0000684637">
                <text:p>0.000068463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0000682006">
                <text:p>0.000068200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0000664741">
                <text:p>0.000066474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0000650527">
                <text:p>0.000065052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0000640478">
                <text:p>0.000064047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0000625645">
                <text:p>0.000062564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000609288">
                <text:p>0.0000609288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00604023">
                <text:p>0.00006040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583371">
                <text:p>0.000058337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000571596">
                <text:p>0.00005715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0000568113">
                <text:p>0.000056811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0005549">
                <text:p>0.0000554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000544799">
                <text:p>0.000054479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000532807">
                <text:p>0.000053280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00052666">
                <text:p>0.000052666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0000507533">
                <text:p>0.000050753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0000505775">
                <text:p>0.000050577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.0000489371">
                <text:p>0.000048937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48503">
                <text:p>0.00004850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.0000471907">
                <text:p>0.000047190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0000463543">
                <text:p>0.000046354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.0000457466">
                <text:p>0.000045746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.000044624">
                <text:p>0.00004462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0000438966">
                <text:p>0.000043896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.0000436385">
                <text:p>0.000043638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000422155">
                <text:p>0.000042215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0000419754">
                <text:p>0.000041975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.000040988">
                <text:p>0.00004098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405476">
                <text:p>0.000040547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.0000396079">
                <text:p>0.000039607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.000038638">
                <text:p>0.00003863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.0000385385">
                <text:p>0.000038538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0000378192">
                <text:p>0.000037819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0000366934">
                <text:p>0.000036693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0000365445">
                <text:p>0.000036544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.0000356984">
                <text:p>0.000035698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.0000350126">
                <text:p>0.0000350126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.0000345376">
                <text:p>0.000034537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340949">
                <text:p>0.0000340949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0000336365">
                <text:p>0.00003363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000329531">
                <text:p>0.000032953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000322777">
                <text:p>0.000032277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000316959">
                <text:p>0.000031695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000314002">
                <text:p>0.0000314002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000306396">
                <text:p>0.0000306396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000305449">
                <text:p>0.0000305449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000298482">
                <text:p>0.000029848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000291865">
                <text:p>0.000029186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291336">
                <text:p>0.000029133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000284605">
                <text:p>0.00002846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000281255">
                <text:p>0.000028125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000276057">
                <text:p>0.000027605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000273154">
                <text:p>0.000027315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000267816">
                <text:p>0.0000267816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.0000263669">
                <text:p>0.0000263669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.0000259478">
                <text:p>0.000025947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.0000255953">
                <text:p>0.0000255953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.0000250426">
                <text:p>0.00002504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248589">
                <text:p>0.0000248589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.0000242909">
                <text:p>0.0000242909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.0000240411">
                <text:p>0.000024041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.0000238008">
                <text:p>0.000023800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0000234151">
                <text:p>0.000023415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.0000230785">
                <text:p>0.000023078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0000226188">
                <text:p>0.000022618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0000224467">
                <text:p>0.000022446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0000220261">
                <text:p>0.0000220261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0000219068">
                <text:p>0.00002190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213869">
                <text:p>0.0000213869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0000211162">
                <text:p>0.000021116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0000208152">
                <text:p>0.000020815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.0000206086">
                <text:p>0.000020608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.0000202101">
                <text:p>0.000020210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.0000198764">
                <text:p>0.000019876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.000019632">
                <text:p>0.00001963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.0000195361">
                <text:p>0.000019536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000191281">
                <text:p>0.000019128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000189666">
                <text:p>0.000018966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187394">
                <text:p>0.000018739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.000018357">
                <text:p>0.00001835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0000181523">
                <text:p>0.000018152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.0000178987">
                <text:p>0.000017898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.0000177591">
                <text:p>0.000017759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.0000175114">
                <text:p>0.000017511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.0000171815">
                <text:p>0.000017181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.000017084">
                <text:p>0.00001708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0000168138">
                <text:p>0.000016813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.0000165766">
                <text:p>0.000016576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164369">
                <text:p>0.000016436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.00001615">
                <text:p>0.0000161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.00001588">
                <text:p>0.00001588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.0000157075">
                <text:p>0.000015707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.0000154529">
                <text:p>0.0000154529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.0000153352">
                <text:p>0.000015335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.0000151056">
                <text:p>0.0000151056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0000148849">
                <text:p>0.000014884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0000146707">
                <text:p>0.0000146707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000145805">
                <text:p>0.000014580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143801">
                <text:p>0.000014380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000141691">
                <text:p>0.0000141691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000013985">
                <text:p>0.00001398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000139098">
                <text:p>0.0000139098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000136455">
                <text:p>0.000013645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000134951">
                <text:p>0.0000134951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000133219">
                <text:p>0.000013321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000132239">
                <text:p>0.000013223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000129896">
                <text:p>0.00001298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000129331">
                <text:p>0.000012933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126771">
                <text:p>0.0000126771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000124979">
                <text:p>0.0000124979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00124511">
                <text:p>0.0000124511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.0000123184">
                <text:p>0.000012318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.0000121468">
                <text:p>0.000012146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00119414">
                <text:p>0.00001194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118161">
                <text:p>0.0000118161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.0000116553">
                <text:p>0.0000116553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000011633">
                <text:p>0.00001163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.0000113959">
                <text:p>0.000011395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1128">
                <text:p>0.0000112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.0000112485">
                <text:p>0.000011248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.0000110703">
                <text:p>0.000011070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000109729">
                <text:p>0.0000109729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0000108061">
                <text:p>0.0000108061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00106961">
                <text:p>0.0000106961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.0000105107">
                <text:p>0.0000105107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00104433">
                <text:p>0.0000104433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000103775">
                <text:p>0.0000103775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000102591">
                <text:p>0.000010259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10071">
                <text:p>0.00001007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0000995602">
                <text:p>0.00000995602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0000985196">
                <text:p>0.0000098519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00000972512">
                <text:p>0.00000972512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.00000970278">
                <text:p>0.00000970278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.00000955502">
                <text:p>0.00000955502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.00000945266">
                <text:p>0.00000945266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.00000938313">
                <text:p>0.0000093831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.00000928779">
                <text:p>0.00000928779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.00000919601">
                <text:p>0.0000091960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0910508">
                <text:p>0.00000910508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00000899854">
                <text:p>0.0000089985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.00000888523">
                <text:p>0.00000888523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.00000874681">
                <text:p>0.00000874681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.0000087198">
                <text:p>0.000008719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00000859852">
                <text:p>0.0000085985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.00000849246">
                <text:p>0.00000849246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00000845348">
                <text:p>0.0000084534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00000833043">
                <text:p>0.00000833043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.00000825967">
                <text:p>0.000008259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0817574">
                <text:p>0.00000817574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.0000081041">
                <text:p>0.0000081041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.00000800332">
                <text:p>0.0000080033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.00000788516">
                <text:p>0.00000788516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.00000781259">
                <text:p>0.00000781259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00000776116">
                <text:p>0.0000077611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00000767022">
                <text:p>0.00000767022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00000759529">
                <text:p>0.00000759529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.00000750045">
                <text:p>0.0000075004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.00000741464">
                <text:p>0.000007414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739326">
                <text:p>0.0000073932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000072965">
                <text:p>0.0000072965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0000720251">
                <text:p>0.00000720251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0000714568">
                <text:p>0.00000714568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00000707199">
                <text:p>0.00000707199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000701447">
                <text:p>0.0000070144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.00000694232">
                <text:p>0.0000069423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.00000686496">
                <text:p>0.0000068649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.00000682799">
                <text:p>0.00000682799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.00000671444">
                <text:p>0.0000067144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066651">
                <text:p>0.0000066651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.0000066156">
                <text:p>0.0000066156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.00000653164">
                <text:p>0.00000653164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.00000647841">
                <text:p>0.00000647841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.00000642889">
                <text:p>0.0000064288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.00000635716">
                <text:p>0.0000063571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.00000629502">
                <text:p>0.00000629502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.00000625101">
                <text:p>0.00000625101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.00000621304">
                <text:p>0.00000621304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.00000612252">
                <text:p>0.0000061225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0609189">
                <text:p>0.00000609189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0000060275">
                <text:p>0.000006027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00000594316">
                <text:p>0.0000059431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00000590745">
                <text:p>0.0000059074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.00000583213">
                <text:p>0.00000583213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.00000582522">
                <text:p>0.0000058252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.00000573557">
                <text:p>0.00000573557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.0000056748">
                <text:p>0.000005674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.00000563184">
                <text:p>0.00000563184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.00000560168">
                <text:p>0.0000056016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0556359">
                <text:p>0.00000556359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00005496">
                <text:p>0.0000054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000543472">
                <text:p>0.00000543472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000541555">
                <text:p>0.00000541555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0000533636">
                <text:p>0.00000533636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000530186">
                <text:p>0.00000530186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0000523717">
                <text:p>0.0000052371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.0000052121">
                <text:p>0.0000052121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.00000513621">
                <text:p>0.00000513621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.00000510736">
                <text:p>0.000005107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0508077">
                <text:p>0.00000508077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00500366">
                <text:p>0.0000050036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.00000498197">
                <text:p>0.00000498197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.00000493037">
                <text:p>0.00000493037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.00000490224">
                <text:p>0.00000490224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.00000483274">
                <text:p>0.0000048327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.00000480151">
                <text:p>0.00000480151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.00000477979">
                <text:p>0.00000477979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00000472978">
                <text:p>0.00000472978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0000046782">
                <text:p>0.000004678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.00000459125">
                <text:p>0.0000045912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.00000455126">
                <text:p>0.0000045512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.00000452963">
                <text:p>0.00000452963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.00000447565">
                <text:p>0.0000044756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.00000445381">
                <text:p>0.0000044538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.00000442439">
                <text:p>0.00000442439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.00000434765">
                <text:p>0.0000043476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.00000431996">
                <text:p>0.0000043199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0426857">
                <text:p>0.00000426857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00000424728">
                <text:p>0.0000042472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00000419999">
                <text:p>0.0000041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00000414704">
                <text:p>0.0000041470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00000414008">
                <text:p>0.00000414008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00000408298">
                <text:p>0.00000408298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00000406785">
                <text:p>0.00000406785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0000040221">
                <text:p>0.000004022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00000400363">
                <text:p>0.00000400363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0000396665">
                <text:p>0.0000039666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0393991">
                <text:p>0.0000039399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0000389321">
                <text:p>0.0000038932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0000385412">
                <text:p>0.0000038541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0000383626">
                <text:p>0.0000038362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0000380636">
                <text:p>0.00000380636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.00000376643">
                <text:p>0.0000037664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.00000375915">
                <text:p>0.00000375915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.00000373169">
                <text:p>0.00000373169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.00000369096">
                <text:p>0.0000036909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0361786">
                <text:p>0.00000361786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.00000360366">
                <text:p>0.0000036036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.00000358066">
                <text:p>0.00000358066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.00000355889">
                <text:p>0.0000035588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0000351443">
                <text:p>0.00000351443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.00000348711">
                <text:p>0.00000348711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.00000345264">
                <text:p>0.00000345264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.00000341187">
                <text:p>0.00000341187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.00000337981">
                <text:p>0.0000033798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0335286">
                <text:p>0.0000033528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.00000332503">
                <text:p>0.00000332503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.00000330748">
                <text:p>0.00000330748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000328618">
                <text:p>0.00000328618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.00000325355">
                <text:p>0.00000325355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.00000322119">
                <text:p>0.00000322119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0000320741">
                <text:p>0.00000320741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.0000031905">
                <text:p>0.000003190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.00000316922">
                <text:p>0.0000031692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0000313324">
                <text:p>0.0000031332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310847">
                <text:p>0.00000310847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0000309562">
                <text:p>0.00000309562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000030671">
                <text:p>0.0000030671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000030493">
                <text:p>0.0000030493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0000303138">
                <text:p>0.00000303138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0000299583">
                <text:p>0.00000299583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0000297967">
                <text:p>0.00000297967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0000295218">
                <text:p>0.00000295218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.00000294407">
                <text:p>0.00000294407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.00000292263">
                <text:p>0.0000029226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28848">
                <text:p>0.0000028848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.00000288072">
                <text:p>0.0000028807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.00000285667">
                <text:p>0.0000028566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.00000282483">
                <text:p>0.00000282483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.00000281624">
                <text:p>0.00000281624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.00000278795">
                <text:p>0.00000278795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00000276596">
                <text:p>0.00000276596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00000274964">
                <text:p>0.00000274964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00000273312">
                <text:p>0.00000273312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00000270178">
                <text:p>0.0000027017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0268717">
                <text:p>0.0000026871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00000267482">
                <text:p>0.00000267482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00000265123">
                <text:p>0.00000265123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00000263541">
                <text:p>0.00000263541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0000260804">
                <text:p>0.00000260804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000025901">
                <text:p>0.0000025901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0.00000255367">
                <text:p>0.00000255367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.00000254719">
                <text:p>0.00000254719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.00000253001">
                <text:p>0.0000025300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0250089">
                <text:p>0.00000250089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00000248016">
                <text:p>0.0000024801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0000245927">
                <text:p>0.00000245927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0000243072">
                <text:p>0.0000024307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0000241558">
                <text:p>0.00000241558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.00000239448">
                <text:p>0.00000239448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.00000236895">
                <text:p>0.0000023689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.00000235469">
                <text:p>0.0000023546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0234588">
                <text:p>0.00000234588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.00000233134">
                <text:p>0.00000233134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.00000231152">
                <text:p>0.0000023115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.00000230032">
                <text:p>0.0000023003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.00000227285">
                <text:p>0.0000022728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.00000225604">
                <text:p>0.00000225604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00224594">
                <text:p>0.00000224594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.00000223164">
                <text:p>0.0000022316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.00000221555">
                <text:p>0.0000022155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0218971">
                <text:p>0.00000218971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.0000021755">
                <text:p>0.0000021755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00000212699">
                <text:p>0.00000212699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.00000212151">
                <text:p>0.00000212151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.00000210921">
                <text:p>0.00000210921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.00000209423">
                <text:p>0.00000209423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.00000207062">
                <text:p>0.0000020706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.00000206153">
                <text:p>0.0000020615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0205465">
                <text:p>0.0000020546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.00000202875">
                <text:p>0.0000020287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.0000020214">
                <text:p>0.000002021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0.00000201222">
                <text:p>0.0000020122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.00000198918">
                <text:p>0.00000198918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.00000196565">
                <text:p>0.0000019656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.00000196098">
                <text:p>0.00000196098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.00000194173">
                <text:p>0.00000194173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00000192636">
                <text:p>0.0000019263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019174">
                <text:p>0.000001917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0000191021">
                <text:p>0.00000191021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000189734">
                <text:p>0.0000018973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.00000188302">
                <text:p>0.000001883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.00000186744">
                <text:p>0.00000186744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.00000186464">
                <text:p>0.0000018646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.00000185186">
                <text:p>0.00000185186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.00000183417">
                <text:p>0.00000183417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0.00000182985">
                <text:p>0.0000018298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0.00000181259">
                <text:p>0.0000018125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0180575">
                <text:p>0.0000018057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.00000179462">
                <text:p>0.00000179462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.00000178001">
                <text:p>0.00000178001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.0000017549">
                <text:p>0.0000017549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.00000174644">
                <text:p>0.0000017464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.00000173699">
                <text:p>0.00000173699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.00000172012">
                <text:p>0.00000172012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.00000170492">
                <text:p>0.0000017049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169013">
                <text:p>0.00000169013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.00000168442">
                <text:p>0.00000168442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.00000166753">
                <text:p>0.00000166753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0.00000165613">
                <text:p>0.00000165613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0.00000162163">
                <text:p>0.00000162163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.00000155463">
                <text:p>0.00000155463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0.0000015455">
                <text:p>0.0000015455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0.00000153697">
                <text:p>0.00000153697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0.00000152651">
                <text:p>0.00000152651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0.00000151958">
                <text:p>0.00000151958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0.00000151095">
                <text:p>0.00000151095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0.0000014985">
                <text:p>0.000001498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148831">
                <text:p>0.00000148831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0.0000014785">
                <text:p>0.0000014785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0.00000146426">
                <text:p>0.00000146426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0.00000146103">
                <text:p>0.00000146103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0.00000145346">
                <text:p>0.00000145346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0.00000143459">
                <text:p>0.00000143459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0.00000142433">
                <text:p>0.00000142433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0.00000141199">
                <text:p>0.00000141199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.00000139394">
                <text:p>0.00000139394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0.00000138705">
                <text:p>0.00000138705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.00000138162">
                <text:p>0.00000138162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0.00000136755">
                <text:p>0.00000136755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0.00000135968">
                <text:p>0.00000135968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0.00000134987">
                <text:p>0.00000134987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0.0000013334">
                <text:p>0.0000013334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0.00000132727">
                <text:p>0.00000132727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0.00000132041">
                <text:p>0.00000132041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.00000130647">
                <text:p>0.00000130647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0.00000130205">
                <text:p>0.00000130205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0.00000129543">
                <text:p>0.00000129543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0.00000128742">
                <text:p>0.00000128742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0.00000127757">
                <text:p>0.00000127757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0.00000127424">
                <text:p>0.0000012742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00126926">
                <text:p>0.00000126926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0.00000125765">
                <text:p>0.00000125765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0.00000124776">
                <text:p>0.00000124776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0.00000122355">
                <text:p>0.00000122355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0.00000121543">
                <text:p>0.00000121543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0.00000121505">
                <text:p>0.00000121505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0.00000120562">
                <text:p>0.0000012056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000119715">
                <text:p>0.00000119715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.00000119351">
                <text:p>0.00000119351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0.0000011717">
                <text:p>0.0000011717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0.00000116826">
                <text:p>0.00000116826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0.00000115954">
                <text:p>0.00000115954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0.00000115336">
                <text:p>0.0000011533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000113283">
                <text:p>0.00000113283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.00000113025">
                <text:p>0.00000113025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0.00000112115">
                <text:p>0.00000112115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0.00000109307">
                <text:p>0.00000109307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0.00000109079">
                <text:p>0.00000109079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0.00000108558">
                <text:p>0.0000010855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00107813">
                <text:p>0.00000107813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0.000001066">
                <text:p>0.000001066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0.00000105946">
                <text:p>0.00000105946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.00000105301">
                <text:p>0.0000010530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.00000104565">
                <text:p>0.00000104565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0.00000104047">
                <text:p>0.0000010404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00001025">
                <text:p>0.000001025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0.00000100872">
                <text:p>0.00000100872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0.00000100006">
                <text:p>0.00000100006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0.000000989808">
                <text:p>0.000000989808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0.000000982828">
                <text:p>0.000000982828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0.000000962001">
                <text:p>0.000000962001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0.000000955237">
                <text:p>0.000000955237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0.000000948779">
                <text:p>0.000000948779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0.00000093965">
                <text:p>0.00000093965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0.000000932809">
                <text:p>0.000000932809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0.000000930224">
                <text:p>0.000000930224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0.000000913809">
                <text:p>0.000000913809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0.000000910039">
                <text:p>0.000000910039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0.000000905762">
                <text:p>0.000000905762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0.000000897333">
                <text:p>0.000000897333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0.000000884076">
                <text:p>0.00000088407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0000879543">
                <text:p>0.000000879543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0.00000087245">
                <text:p>0.00000087245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0.000000865316">
                <text:p>0.000000865316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0.000000862473">
                <text:p>0.000000862473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0.000000849352">
                <text:p>0.000000849352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0.000000841057">
                <text:p>0.000000841057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0.000000830299">
                <text:p>0.000000830299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0.000000826205">
                <text:p>0.000000826205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0.00000081879">
                <text:p>0.00000081879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0.000000808751">
                <text:p>0.00000080875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0.000000807098">
                <text:p>0.000000807098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0.000000800088">
                <text:p>0.000000800088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0.000000792498">
                <text:p>0.000000792498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0.000000792233">
                <text:p>0.000000792233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0.000000787961">
                <text:p>0.00000078796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.000000779315">
                <text:p>0.000000779315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.000000775224">
                <text:p>0.000000775224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0.000000769218">
                <text:p>0.00000076921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000759411">
                <text:p>0.000000759411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0.00000075903">
                <text:p>0.00000075903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0.000000750759">
                <text:p>0.00000075075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000726924">
                <text:p>0.000000726924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.00000071819">
                <text:p>0.00000071819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0.000000711537">
                <text:p>0.000000711537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0.00000070474">
                <text:p>0.0000007047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0000694169">
                <text:p>0.000000694169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0.000000689905">
                <text:p>0.000000689905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.000000685128">
                <text:p>0.000000685128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0.000000681853">
                <text:p>0.000000681853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.000000665664">
                <text:p>0.000000665664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.000000659277">
                <text:p>0.000000659277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.000000653371">
                <text:p>0.000000653371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0.000000645066">
                <text:p>0.000000645066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0.000000640746">
                <text:p>0.000000640746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0.000000637567">
                <text:p>0.00000063756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000635438">
                <text:p>0.000000635438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0.000000631186">
                <text:p>0.000000631186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0.000000628287">
                <text:p>0.000000628287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0.00000062609">
                <text:p>0.00000062609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0.000000622051">
                <text:p>0.000000622051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.000000619436">
                <text:p>0.000000619436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0.000000611338">
                <text:p>0.00000061133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0000608508">
                <text:p>0.000000608508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0.000000605756">
                <text:p>0.000000605756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0.000000596746">
                <text:p>0.000000596746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0.000000593556">
                <text:p>0.000000593556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0.000000587763">
                <text:p>0.00000058776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0582433">
                <text:p>0.000000582433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0.000000580142">
                <text:p>0.00000058014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0.000000571934">
                <text:p>0.000000571934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0.00000056921">
                <text:p>0.00000056921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0.000000565289">
                <text:p>0.000000565289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0.000000563388">
                <text:p>0.000000563388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0.000000560765">
                <text:p>0.000000560765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0.000000554426">
                <text:p>0.000000554426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0.000000553559">
                <text:p>0.000000553559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0.000000546049">
                <text:p>0.000000546049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0.000000539895">
                <text:p>0.000000539895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0.000000537183">
                <text:p>0.000000537183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0.000000532289">
                <text:p>0.000000532289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0.000000530612">
                <text:p>0.000000530612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0.000000528794">
                <text:p>0.000000528794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0.00000052232">
                <text:p>0.00000052232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0.0000005167">
                <text:p>0.0000005167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0.000000511812">
                <text:p>0.000000511812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0.000000505839">
                <text:p>0.000000505839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0.000000504178">
                <text:p>0.00000050417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000492181">
                <text:p>0.000000492181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0.00000049048">
                <text:p>0.00000049048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0.000000487851">
                <text:p>0.000000487851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0.000000486004">
                <text:p>0.000000486004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0.000000477707">
                <text:p>0.000000477707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0.000000470997">
                <text:p>0.000000470997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0.000000465623">
                <text:p>0.000000465623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0.000000461045">
                <text:p>0.000000461045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0.000000455761">
                <text:p>0.000000455761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0.000000453424">
                <text:p>0.000000453424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0.00000045099">
                <text:p>0.00000045099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0.000000448531">
                <text:p>0.00000044853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000000440138">
                <text:p>0.000000440138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0.000000438974">
                <text:p>0.000000438974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0.000000435317">
                <text:p>0.000000435317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0.000000432805">
                <text:p>0.000000432805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0.000000428475">
                <text:p>0.000000428475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.000000416748">
                <text:p>0.000000416748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0.000000416438">
                <text:p>0.000000416438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0.000000411293">
                <text:p>0.000000411293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0.000000407022">
                <text:p>0.00000040702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000405207">
                <text:p>0.000000405207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0.000000403645">
                <text:p>0.000000403645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0.00000040059">
                <text:p>0.00000040059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0.000000393359">
                <text:p>0.00000039335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0389792">
                <text:p>0.000000389792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0.000000381394">
                <text:p>0.000000381394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0.000000378295">
                <text:p>0.000000378295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0.000000377537">
                <text:p>0.000000377537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0.000000374275">
                <text:p>0.000000374275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0.000000371007">
                <text:p>0.000000371007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.000000360461">
                <text:p>0.000000360461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0.000000359104">
                <text:p>0.000000359104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0.000000352153">
                <text:p>0.000000352153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00034854">
                <text:p>0.00000034854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0.000000346201">
                <text:p>0.000000346201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0.000000345682">
                <text:p>0.000000345682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0.000000344579">
                <text:p>0.00000034457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000336863">
                <text:p>0.000000336863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0.000000331869">
                <text:p>0.000000331869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0.000000330641">
                <text:p>0.000000330641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0.000000326359">
                <text:p>0.000000326359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0.000000322552">
                <text:p>0.000000322552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0.000000321958">
                <text:p>0.000000321958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0.000000321107">
                <text:p>0.000000321107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0.000000311421">
                <text:p>0.000000311421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0.000000309304">
                <text:p>0.00000030930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00000303518">
                <text:p>0.000000303518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0.000000298642">
                <text:p>0.000000298642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0.000000297127">
                <text:p>0.000000297127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0.000000288344">
                <text:p>0.000000288344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0.000000286093">
                <text:p>0.000000286093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0.000000277985">
                <text:p>0.00000027798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0273502">
                <text:p>0.000000273502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0.000000272338">
                <text:p>0.000000272338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0.000000270126">
                <text:p>0.000000270126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0.000000268311">
                <text:p>0.00000026831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00000265366">
                <text:p>0.000000265366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0.000000263737">
                <text:p>0.000000263737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0.000000257579">
                <text:p>0.000000257579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0.000000253395">
                <text:p>0.000000253395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0.000000252265">
                <text:p>0.00000025226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00000248627">
                <text:p>0.000000248627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0.000000239843">
                <text:p>0.000000239843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0.00000023724">
                <text:p>0.00000023724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0.000000233562">
                <text:p>0.000000233562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0.00000022808">
                <text:p>0.00000022808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0.000000224096">
                <text:p>0.000000224096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0.000000223553">
                <text:p>0.000000223553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0.000000221421">
                <text:p>0.000000221421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0.000000220019">
                <text:p>0.000000220019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0.00000021958">
                <text:p>0.0000002195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00000218689">
                <text:p>0.000000218689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0.000000217561">
                <text:p>0.000000217561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0.000000212697">
                <text:p>0.000000212697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00000211881">
                <text:p>0.000000211881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0.000000208409">
                <text:p>0.000000208409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0.00000020788">
                <text:p>0.00000020788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0.000000202546">
                <text:p>0.000000202546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0.000000196649">
                <text:p>0.000000196649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0.000000195858">
                <text:p>0.000000195858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000000193723">
                <text:p>0.000000193723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0.000000191831">
                <text:p>0.000000191831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0.000000186303">
                <text:p>0.000000186303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0.000000185041">
                <text:p>0.000000185041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0.000000180864">
                <text:p>0.000000180864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0.000000180373">
                <text:p>0.000000180373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0.000000178225">
                <text:p>0.000000178225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0.000000173601">
                <text:p>0.000000173601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0.00000017316">
                <text:p>0.00000017316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0.000000172114">
                <text:p>0.000000172114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0.000000170739">
                <text:p>0.000000170739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0.000000163555">
                <text:p>0.000000163555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000000162808">
                <text:p>0.000000162808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0.000000157887">
                <text:p>0.000000157887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0.000000153322">
                <text:p>0.000000153322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0.000000149576">
                <text:p>0.000000149576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0.000000144011">
                <text:p>0.000000144011</text:p>
              </table:table-cell>
            </table:table-row>
            <table:table-row>
              <table:table-cell office:value-type="float" office:value="1131">
                <text:p>1130</text:p>
              </table:table-cell>
              <table:table-cell office:value-type="float" office:value="0.000000138231">
                <text:p>0.000000138231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000000134986">
                <text:p>0.000000134986</text:p>
              </table:table-cell>
            </table:table-row>
            <table:table-row>
              <table:table-cell office:value-type="float" office:value="1159">
                <text:p>1160</text:p>
              </table:table-cell>
              <table:table-cell office:value-type="float" office:value="0.000000128273">
                <text:p>0.000000128273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0.000000125136">
                <text:p>0.000000125136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0.000000123447">
                <text:p>0.000000123447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0.000000119603">
                <text:p>0.000000119603</text:p>
              </table:table-cell>
            </table:table-row>
            <table:table-row>
              <table:table-cell office:value-type="float" office:value="1187">
                <text:p>1190</text:p>
              </table:table-cell>
              <table:table-cell office:value-type="float" office:value="0.000000119396">
                <text:p>0.000000119396</text:p>
              </table:table-cell>
            </table:table-row>
            <table:table-row>
              <table:table-cell office:value-type="float" office:value="1191">
                <text:p>1190</text:p>
              </table:table-cell>
              <table:table-cell office:value-type="float" office:value="0.00000011819">
                <text:p>0.00000011819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0.000000117953">
                <text:p>0.000000117953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0.000000116204">
                <text:p>0.000000116204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000000107238">
                <text:p>0.000000107238</text:p>
              </table:table-cell>
            </table:table-row>
            <table:table-row>
              <table:table-cell office:value-type="float" office:value="1246">
                <text:p>1250</text:p>
              </table:table-cell>
              <table:table-cell office:value-type="float" office:value="0.000000103192">
                <text:p>0.00000010319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00000102272">
                <text:p>0.000000102272</text:p>
              </table:table-cell>
            </table:table-row>
            <table:table-row>
              <table:table-cell office:value-type="float" office:value="1261">
                <text:p>1260</text:p>
              </table:table-cell>
              <table:table-cell office:value-type="float" office:value="0.0000000997031">
                <text:p>0.0000000997031</text:p>
              </table:table-cell>
            </table:table-row>
            <table:table-row>
              <table:table-cell office:value-type="float" office:value="1265">
                <text:p>1270</text:p>
              </table:table-cell>
              <table:table-cell office:value-type="float" office:value="0.0000000986759">
                <text:p>0.0000000986759</text:p>
              </table:table-cell>
            </table:table-row>
            <table:table-row>
              <table:table-cell office:value-type="float" office:value="1267">
                <text:p>1270</text:p>
              </table:table-cell>
              <table:table-cell office:value-type="float" office:value="0.0000000982101">
                <text:p>0.0000000982101</text:p>
              </table:table-cell>
            </table:table-row>
            <table:table-row>
              <table:table-cell office:value-type="float" office:value="1289">
                <text:p>1290</text:p>
              </table:table-cell>
              <table:table-cell office:value-type="float" office:value="0.0000000932884">
                <text:p>0.0000000932884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0.0000000918667">
                <text:p>0.0000000918667</text:p>
              </table:table-cell>
            </table:table-row>
            <table:table-row>
              <table:table-cell office:value-type="float" office:value="1305">
                <text:p>1310</text:p>
              </table:table-cell>
              <table:table-cell office:value-type="float" office:value="0.0000000898474">
                <text:p>0.0000000898474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0000000889095">
                <text:p>0.0000000889095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0000000829769">
                <text:p>0.0000000829769</text:p>
              </table:table-cell>
            </table:table-row>
            <table:table-row>
              <table:table-cell office:value-type="float" office:value="1354">
                <text:p>1350</text:p>
              </table:table-cell>
              <table:table-cell office:value-type="float" office:value="0.0000000805376">
                <text:p>0.0000000805376</text:p>
              </table:table-cell>
            </table:table-row>
            <table:table-row>
              <table:table-cell office:value-type="float" office:value="1358">
                <text:p>1360</text:p>
              </table:table-cell>
              <table:table-cell office:value-type="float" office:value="0.0000000798008">
                <text:p>0.0000000798008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0.0000000791757">
                <text:p>0.0000000791757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0.0000000772944">
                <text:p>0.0000000772944</text:p>
              </table:table-cell>
            </table:table-row>
            <table:table-row>
              <table:table-cell office:value-type="float" office:value="1377">
                <text:p>1380</text:p>
              </table:table-cell>
              <table:table-cell office:value-type="float" office:value="0.0000000764483">
                <text:p>0.0000000764483</text:p>
              </table:table-cell>
            </table:table-row>
            <table:table-row>
              <table:table-cell office:value-type="float" office:value="1378">
                <text:p>1380</text:p>
              </table:table-cell>
              <table:table-cell office:value-type="float" office:value="0.000000076308">
                <text:p>0.000000076308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0000000744601">
                <text:p>0.0000000744601</text:p>
              </table:table-cell>
            </table:table-row>
            <table:table-row>
              <table:table-cell office:value-type="float" office:value="1432">
                <text:p>1430</text:p>
              </table:table-cell>
              <table:table-cell office:value-type="float" office:value="0.0000000681029">
                <text:p>0.0000000681029</text:p>
              </table:table-cell>
            </table:table-row>
            <table:table-row>
              <table:table-cell office:value-type="float" office:value="1437">
                <text:p>1440</text:p>
              </table:table-cell>
              <table:table-cell office:value-type="float" office:value="0.0000000672954">
                <text:p>0.0000000672954</text:p>
              </table:table-cell>
            </table:table-row>
            <table:table-row>
              <table:table-cell office:value-type="float" office:value="1438">
                <text:p>1440</text:p>
              </table:table-cell>
              <table:table-cell office:value-type="float" office:value="0.0000000672579">
                <text:p>0.0000000672579</text:p>
              </table:table-cell>
            </table:table-row>
            <table:table-row>
              <table:table-cell office:value-type="float" office:value="1455">
                <text:p>1460</text:p>
              </table:table-cell>
              <table:table-cell office:value-type="float" office:value="0.0000000649169">
                <text:p>0.0000000649169</text:p>
              </table:table-cell>
            </table:table-row>
            <table:table-row>
              <table:table-cell office:value-type="float" office:value="1467">
                <text:p>1470</text:p>
              </table:table-cell>
              <table:table-cell office:value-type="float" office:value="0.0000000632976">
                <text:p>0.0000000632976</text:p>
              </table:table-cell>
            </table:table-row>
            <table:table-row>
              <table:table-cell office:value-type="float" office:value="1478">
                <text:p>1480</text:p>
              </table:table-cell>
              <table:table-cell office:value-type="float" office:value="0.0000000619233">
                <text:p>0.0000000619233</text:p>
              </table:table-cell>
            </table:table-row>
            <table:table-row>
              <table:table-cell office:value-type="float" office:value="1482">
                <text:p>1480</text:p>
              </table:table-cell>
              <table:table-cell office:value-type="float" office:value="0.0000000613963">
                <text:p>0.0000000613963</text:p>
              </table:table-cell>
            </table:table-row>
            <table:table-row>
              <table:table-cell office:value-type="float" office:value="1485">
                <text:p>1490</text:p>
              </table:table-cell>
              <table:table-cell office:value-type="float" office:value="0.0000000609728">
                <text:p>0.0000000609728</text:p>
              </table:table-cell>
            </table:table-row>
            <table:table-row>
              <table:table-cell office:value-type="float" office:value="1486">
                <text:p>1490</text:p>
              </table:table-cell>
              <table:table-cell office:value-type="float" office:value="0.0000000608671">
                <text:p>0.0000000608671</text:p>
              </table:table-cell>
            </table:table-row>
            <table:table-row>
              <table:table-cell office:value-type="float" office:value="1488">
                <text:p>1490</text:p>
              </table:table-cell>
              <table:table-cell office:value-type="float" office:value="0.0000000606408">
                <text:p>0.0000000606408</text:p>
              </table:table-cell>
            </table:table-row>
            <table:table-row>
              <table:table-cell office:value-type="float" office:value="1531">
                <text:p>1530</text:p>
              </table:table-cell>
              <table:table-cell office:value-type="float" office:value="0.0000000557027">
                <text:p>0.0000000557027</text:p>
              </table:table-cell>
            </table:table-row>
            <table:table-row>
              <table:table-cell office:value-type="float" office:value="1543">
                <text:p>1540</text:p>
              </table:table-cell>
              <table:table-cell office:value-type="float" office:value="0.0000000543949">
                <text:p>0.0000000543949</text:p>
              </table:table-cell>
            </table:table-row>
            <table:table-row>
              <table:table-cell office:value-type="float" office:value="1551">
                <text:p>1550</text:p>
              </table:table-cell>
              <table:table-cell office:value-type="float" office:value="0.0000000535637">
                <text:p>0.0000000535637</text:p>
              </table:table-cell>
            </table:table-row>
            <table:table-row>
              <table:table-cell office:value-type="float" office:value="1562">
                <text:p>1560</text:p>
              </table:table-cell>
              <table:table-cell office:value-type="float" office:value="0.0000000524411">
                <text:p>0.0000000524411</text:p>
              </table:table-cell>
            </table:table-row>
            <table:table-row>
              <table:table-cell office:value-type="float" office:value="1582">
                <text:p>1580</text:p>
              </table:table-cell>
              <table:table-cell office:value-type="float" office:value="0.0000000504627">
                <text:p>0.0000000504627</text:p>
              </table:table-cell>
            </table:table-row>
            <table:table-row>
              <table:table-cell office:value-type="float" office:value="1604">
                <text:p>1600</text:p>
              </table:table-cell>
              <table:table-cell office:value-type="float" office:value="0.0000000484532">
                <text:p>0.0000000484532</text:p>
              </table:table-cell>
            </table:table-row>
            <table:table-row>
              <table:table-cell office:value-type="float" office:value="1669">
                <text:p>1670</text:p>
              </table:table-cell>
              <table:table-cell office:value-type="float" office:value="0.0000000430153">
                <text:p>0.0000000430153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0.0000000413718">
                <text:p>0.0000000413718</text:p>
              </table:table-cell>
            </table:table-row>
            <table:table-row>
              <table:table-cell office:value-type="float" office:value="1739">
                <text:p>1740</text:p>
              </table:table-cell>
              <table:table-cell office:value-type="float" office:value="0.0000000380049">
                <text:p>0.0000000380049</text:p>
              </table:table-cell>
            </table:table-row>
            <table:table-row>
              <table:table-cell office:value-type="float" office:value="1787">
                <text:p>1790</text:p>
              </table:table-cell>
              <table:table-cell office:value-type="float" office:value="0.0000000350322">
                <text:p>0.0000000350322</text:p>
              </table:table-cell>
            </table:table-row>
            <table:table-row>
              <table:table-cell office:value-type="float" office:value="1788">
                <text:p>1790</text:p>
              </table:table-cell>
              <table:table-cell office:value-type="float" office:value="0.000000034967">
                <text:p>0.000000034967</text:p>
              </table:table-cell>
            </table:table-row>
            <table:table-row>
              <table:table-cell office:value-type="float" office:value="1834">
                <text:p>1830</text:p>
              </table:table-cell>
              <table:table-cell office:value-type="float" office:value="0.0000000323791">
                <text:p>0.0000000323791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0.0000000275576">
                <text:p>0.0000000275576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0.0000000271128">
                <text:p>0.0000000271128</text:p>
              </table:table-cell>
            </table:table-row>
            <table:table-row>
              <table:table-cell office:value-type="float" office:value="2144">
                <text:p>2140</text:p>
              </table:table-cell>
              <table:table-cell office:value-type="float" office:value="0.0000000202901">
                <text:p>0.0000000202901</text:p>
              </table:table-cell>
            </table:table-row>
            <table:table-row>
              <table:table-cell office:value-type="float" office:value="2362">
                <text:p>2360</text:p>
              </table:table-cell>
              <table:table-cell office:value-type="float" office:value="0.0000000151615">
                <text:p>0.0000000151615</text:p>
              </table:table-cell>
            </table:table-row>
            <table:table-row>
              <table:table-cell office:value-type="float" office:value="2447">
                <text:p>2450</text:p>
              </table:table-cell>
              <table:table-cell office:value-type="float" office:value="0.0000000136483">
                <text:p>0.0000000136483</text:p>
              </table:table-cell>
            </table:table-row>
            <table:table-row>
              <table:table-cell office:value-type="float" office:value="2525">
                <text:p>2530</text:p>
              </table:table-cell>
              <table:table-cell office:value-type="float" office:value="0.0000000124233">
                <text:p>0.0000000124233</text:p>
              </table:table-cell>
            </table:table-row>
            <table:table-row>
              <table:table-cell office:value-type="float" office:value="2586">
                <text:p>2590</text:p>
              </table:table-cell>
              <table:table-cell office:value-type="float" office:value="0.0000000115596">
                <text:p>0.0000000115596</text:p>
              </table:table-cell>
            </table:table-row>
            <table:table-row>
              <table:table-cell office:value-type="float" office:value="2791">
                <text:p>2790</text:p>
              </table:table-cell>
              <table:table-cell office:value-type="float" office:value="0.00000000919815">
                <text:p>0.00000000919815</text:p>
              </table:table-cell>
            </table:table-row>
            <table:table-row>
              <table:table-cell office:value-type="float" office:value="2876">
                <text:p>2880</text:p>
              </table:table-cell>
              <table:table-cell office:value-type="float" office:value="0.00000000840596">
                <text:p>0.00000000840596</text:p>
              </table:table-cell>
            </table:table-row>
            <table:table-row>
              <table:table-cell office:value-type="float" office:value="3051">
                <text:p>3050</text:p>
              </table:table-cell>
              <table:table-cell office:value-type="float" office:value="0.00000000703676">
                <text:p>0.00000000703676</text:p>
              </table:table-cell>
            </table:table-row>
            <table:table-row>
              <table:table-cell office:value-type="float" office:value="3183">
                <text:p>3180</text:p>
              </table:table-cell>
              <table:table-cell office:value-type="float" office:value="0.00000000619815">
                <text:p>0.00000000619815</text:p>
              </table:table-cell>
            </table:table-row>
            <table:table-row>
              <table:table-cell office:value-type="float" office:value="3194">
                <text:p>3190</text:p>
              </table:table-cell>
              <table:table-cell office:value-type="float" office:value="0.00000000613519">
                <text:p>0.00000000613519</text:p>
              </table:table-cell>
            </table:table-row>
            <table:table-row>
              <table:table-cell office:value-type="float" office:value="3344">
                <text:p>3340</text:p>
              </table:table-cell>
              <table:table-cell office:value-type="float" office:value="0.00000000534628">
                <text:p>0.00000000534628</text:p>
              </table:table-cell>
            </table:table-row>
            <table:table-row>
              <table:table-cell office:value-type="float" office:value="3428">
                <text:p>3430</text:p>
              </table:table-cell>
              <table:table-cell office:value-type="float" office:value="0.00000000496298">
                <text:p>0.00000000496298</text:p>
              </table:table-cell>
            </table:table-row>
            <table:table-row>
              <table:table-cell office:value-type="float" office:value="3651">
                <text:p>3650</text:p>
              </table:table-cell>
              <table:table-cell office:value-type="float" office:value="0.00000000410743">
                <text:p>0.00000000410743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0.00000000390755">
                <text:p>0.00000000390755</text:p>
              </table:table-cell>
            </table:table-row>
            <table:table-row>
              <table:table-cell office:value-type="float" office:value="3741">
                <text:p>3740</text:p>
              </table:table-cell>
              <table:table-cell office:value-type="float" office:value="0.00000000381723">
                <text:p>0.00000000381723</text:p>
              </table:table-cell>
            </table:table-row>
            <table:table-row>
              <table:table-cell office:value-type="float" office:value="3994">
                <text:p>3990</text:p>
              </table:table-cell>
              <table:table-cell office:value-type="float" office:value="0.00000000313676">
                <text:p>0.00000000313676</text:p>
              </table:table-cell>
            </table:table-row>
            <table:table-row>
              <table:table-cell office:value-type="float" office:value="4405">
                <text:p>4410</text:p>
              </table:table-cell>
              <table:table-cell office:value-type="float" office:value="0.00000000233942">
                <text:p>0.00000000233942</text:p>
              </table:table-cell>
            </table:table-row>
            <table:table-row>
              <table:table-cell office:value-type="float" office:value="5061">
                <text:p>5060</text:p>
              </table:table-cell>
              <table:table-cell office:value-type="float" office:value="0.00000000154227">
                <text:p>0.00000000154227</text:p>
              </table:table-cell>
            </table:table-row>
            <table:table-row>
              <table:table-cell office:value-type="float" office:value="5223">
                <text:p>5220</text:p>
              </table:table-cell>
              <table:table-cell office:value-type="float" office:value="0.00000000140342">
                <text:p>0.00000000140342</text:p>
              </table:table-cell>
            </table:table-row>
            <table:table-row>
              <table:table-cell office:value-type="float" office:value="6923">
                <text:p>6920</text:p>
              </table:table-cell>
              <table:table-cell office:value-type="float" office:value="0.00000000060256">
                <text:p>0.00000000060256</text:p>
              </table:table-cell>
            </table:table-row>
            <table:table-row>
              <table:table-cell office:value-type="float" office:value="13363">
                <text:p>13360</text:p>
              </table:table-cell>
              <table:table-cell office:value-type="float" office:value="0.0000000000838107">
                <text:p>0.0000000000838107</text:p>
              </table:table-cell>
            </table:table-row>
            <table:table-row>
              <table:table-cell office:value-type="float" office:value="14636">
                <text:p>14640</text:p>
              </table:table-cell>
              <table:table-cell office:value-type="float" office:value="0.0000000000637882">
                <text:p>0.00000000006378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